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600000192672AD3071E32DB22.png" manifest:media-type="image/png"/>
  <manifest:file-entry manifest:full-path="Pictures/10000000000001DC0000017BCBC1CCC117361985.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9A000001F4EA49FE614A387693.png" manifest:media-type="image/png"/>
  <manifest:file-entry manifest:full-path="Pictures/1000020000000020000000200BC96461F36BE418.png" manifest:media-type="image/png"/>
  <manifest:file-entry manifest:full-path="Pictures/10000000000003DC00000119F4ACA835452AE836.png" manifest:media-type="image/png"/>
  <manifest:file-entry manifest:full-path="Pictures/10000000000000CD000000C8CCF6C24305A6CA8F.png" manifest:media-type="image/png"/>
  <manifest:file-entry manifest:full-path="Pictures/10000201000003E8000000D2325D0D779E2D1417.png" manifest:media-type="image/png"/>
  <manifest:file-entry manifest:full-path="Pictures/10000201000001EA000001564903A6C86806DE06.png" manifest:media-type="image/png"/>
  <manifest:file-entry manifest:full-path="Pictures/10000201000001860000017109A419BE7A65E8BC.png" manifest:media-type="image/png"/>
  <manifest:file-entry manifest:full-path="Pictures/10000201000000C4000001CF3AF0003C6EE5515C.png" manifest:media-type="image/png"/>
  <manifest:file-entry manifest:full-path="Pictures/10000201000001E30000016EA21AD8F66FFF56A6.png" manifest:media-type="image/png"/>
  <manifest:file-entry manifest:full-path="Pictures/10000201000001F2000001AD4BEC8426909BC63E.png" manifest:media-type="image/png"/>
  <manifest:file-entry manifest:full-path="Pictures/10000201000002BE000001A765BC70678DF34FE0.png" manifest:media-type="image/png"/>
  <manifest:file-entry manifest:full-path="Pictures/10000201000001EF000001C5CA428DA0528E13A2.png" manifest:media-type="image/png"/>
  <manifest:file-entry manifest:full-path="Pictures/10000201000001F5000001612C555C8A66BAFAB0.png" manifest:media-type="image/png"/>
  <manifest:file-entry manifest:full-path="Pictures/10000201000001FB0000013028D0D06FC4F48E89.png" manifest:media-type="image/png"/>
  <manifest:file-entry manifest:full-path="Pictures/10000201000001EE00000108B3DBD044037DDFE2.png" manifest:media-type="image/png"/>
  <manifest:file-entry manifest:full-path="Pictures/10000201000001F6000001ADED6489F4BEB0D839.png" manifest:media-type="image/png"/>
  <manifest:file-entry manifest:full-path="Pictures/1000020100000196000000E02476C9A3D1647639.png" manifest:media-type="image/png"/>
  <manifest:file-entry manifest:full-path="Pictures/10000201000001AF0000015955F714629A9E8C95.png" manifest:media-type="image/png"/>
  <manifest:file-entry manifest:full-path="Pictures/10000000000000CD000000C8BEADBE0224B537CE.png" manifest:media-type="image/png"/>
  <manifest:file-entry manifest:full-path="Pictures/100002010000019A0000017FE62864839B7F48E3.png" manifest:media-type="image/png"/>
  <manifest:file-entry manifest:full-path="Pictures/100002010000018700000115B9E556D0B0E00DED.png" manifest:media-type="image/png"/>
  <manifest:file-entry manifest:full-path="Pictures/10000201000000CF00000104F96680A83FC2A7BE.png" manifest:media-type="image/png"/>
  <manifest:file-entry manifest:full-path="Pictures/10000201000001F5000001AB43F00DCF448F7CA7.png" manifest:media-type="image/png"/>
  <manifest:file-entry manifest:full-path="Pictures/10000201000001F3000000FB8A1865DAE0F92565.png" manifest:media-type="image/png"/>
  <manifest:file-entry manifest:full-path="Pictures/100002010000025A000001A6C68678ABA0DFF91A.png" manifest:media-type="image/png"/>
  <manifest:file-entry manifest:full-path="Pictures/10000201000001F5000001A9B851064F92FE76B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cm" table:align="margins" style:may-break-between-rows="true"/>
    </style:style>
    <style:style style:name="Table1.A" style:family="table-column">
      <style:table-column-properties style:column-width="4.697cm" style:rel-column-width="18094*"/>
    </style:style>
    <style:style style:name="Table1.B" style:family="table-column">
      <style:table-column-properties style:column-width="5.906cm" style:rel-column-width="22748*"/>
    </style:style>
    <style:style style:name="Table1.C" style:family="table-column">
      <style:table-column-properties style:column-width="6.41cm" style:rel-column-width="2469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fo:language="en" fo:country="US" officeooo:rsid="01212955" officeooo:paragraph-rsid="017c06b4"/>
    </style:style>
    <style:style style:name="P5" style:family="paragraph" style:parent-style-name="Definition_20_Term">
      <style:text-properties fo:language="en" fo:country="US" officeooo:paragraph-rsid="01630d5f"/>
    </style:style>
    <style:style style:name="P6" style:family="paragraph" style:parent-style-name="Definition_20_Term">
      <style:text-properties fo:language="en" fo:country="US" officeooo:paragraph-rsid="01b49e68"/>
    </style:style>
    <style:style style:name="P7" style:family="paragraph" style:parent-style-name="Definition_20_Term">
      <style:text-properties fo:language="en" fo:country="US" officeooo:rsid="00f36ea0" officeooo:paragraph-rsid="01c7f3a1"/>
    </style:style>
    <style:style style:name="P8" style:family="paragraph" style:parent-style-name="Definition_20_Term">
      <style:text-properties fo:language="en" fo:country="US" officeooo:paragraph-rsid="01d36c7e"/>
    </style:style>
    <style:style style:name="P9" style:family="paragraph" style:parent-style-name="Definition_20_Term">
      <style:text-properties fo:language="en" fo:country="US" officeooo:paragraph-rsid="01dfb457"/>
    </style:style>
    <style:style style:name="P10" style:family="paragraph" style:parent-style-name="Definition_20_Term">
      <style:text-properties fo:language="en" fo:country="US" officeooo:paragraph-rsid="01e402f0"/>
    </style:style>
    <style:style style:name="P11" style:family="paragraph" style:parent-style-name="Definition_20_Term">
      <style:text-properties fo:language="en" fo:country="US" officeooo:paragraph-rsid="020dd3d2"/>
    </style:style>
    <style:style style:name="P12" style:family="paragraph" style:parent-style-name="Definition_20_Term">
      <style:text-properties officeooo:paragraph-rsid="01d36c7e"/>
    </style:style>
    <style:style style:name="P13" style:family="paragraph" style:parent-style-name="Definition_20_Term">
      <style:text-properties officeooo:paragraph-rsid="01630d5f"/>
    </style:style>
    <style:style style:name="P14" style:family="paragraph" style:parent-style-name="Definition_20_Term">
      <style:text-properties officeooo:paragraph-rsid="01dfb457"/>
    </style:style>
    <style:style style:name="P15" style:family="paragraph" style:parent-style-name="Definition_20_Term">
      <style:text-properties officeooo:paragraph-rsid="020dd3d2"/>
    </style:style>
    <style:style style:name="P16" style:family="paragraph" style:parent-style-name="Text_20_body">
      <style:text-properties officeooo:paragraph-rsid="01630d5f"/>
    </style:style>
    <style:style style:name="P17" style:family="paragraph" style:parent-style-name="Text_20_body">
      <style:text-properties fo:language="en" fo:country="US" officeooo:paragraph-rsid="01630d5f"/>
    </style:style>
    <style:style style:name="P18" style:family="paragraph" style:parent-style-name="Text_20_body">
      <style:text-properties fo:language="en" fo:country="US" officeooo:rsid="00f2806f" officeooo:paragraph-rsid="01630d5f"/>
    </style:style>
    <style:style style:name="P19" style:family="paragraph" style:parent-style-name="Text_20_body">
      <style:text-properties fo:language="en" fo:country="US" officeooo:rsid="001f0121" officeooo:paragraph-rsid="017674d2"/>
    </style:style>
    <style:style style:name="P20" style:family="paragraph" style:parent-style-name="Text_20_body">
      <style:text-properties fo:language="en" fo:country="US" officeooo:paragraph-rsid="0202cc71"/>
    </style:style>
    <style:style style:name="P21" style:family="paragraph" style:parent-style-name="Text_20_body">
      <style:text-properties fo:language="en" fo:country="US" officeooo:paragraph-rsid="01c4c606"/>
    </style:style>
    <style:style style:name="P22" style:family="paragraph" style:parent-style-name="Text_20_body">
      <style:text-properties fo:language="en" fo:country="US" officeooo:paragraph-rsid="020dd3d2"/>
    </style:style>
    <style:style style:name="P23" style:family="paragraph" style:parent-style-name="Text_20_body">
      <style:text-properties officeooo:paragraph-rsid="017674d2"/>
    </style:style>
    <style:style style:name="P24" style:family="paragraph" style:parent-style-name="Text_20_body">
      <style:text-properties officeooo:paragraph-rsid="01b49e68"/>
    </style:style>
    <style:style style:name="P25" style:family="paragraph" style:parent-style-name="Text_20_body">
      <style:text-properties officeooo:paragraph-rsid="01b84791"/>
    </style:style>
    <style:style style:name="P26" style:family="paragraph" style:parent-style-name="Text_20_body">
      <style:text-properties officeooo:paragraph-rsid="01b9e51f"/>
    </style:style>
    <style:style style:name="P27" style:family="paragraph" style:parent-style-name="Text_20_body">
      <style:text-properties officeooo:rsid="02000b70" officeooo:paragraph-rsid="01c34d8f"/>
    </style:style>
    <style:style style:name="P28" style:family="paragraph" style:parent-style-name="Text_20_body">
      <style:text-properties officeooo:paragraph-rsid="01ffde56"/>
    </style:style>
    <style:style style:name="P29" style:family="paragraph" style:parent-style-name="Text_20_body">
      <style:text-properties officeooo:paragraph-rsid="0202cc71"/>
    </style:style>
    <style:style style:name="P30" style:family="paragraph" style:parent-style-name="Text_20_body">
      <style:text-properties officeooo:paragraph-rsid="02070883"/>
    </style:style>
    <style:style style:name="P31" style:family="paragraph" style:parent-style-name="Text_20_body">
      <style:text-properties officeooo:rsid="02070883" officeooo:paragraph-rsid="02070883"/>
    </style:style>
    <style:style style:name="P32" style:family="paragraph" style:parent-style-name="Text_20_body">
      <style:text-properties officeooo:paragraph-rsid="020ab31a"/>
    </style:style>
    <style:style style:name="P33" style:family="paragraph" style:parent-style-name="Text_20_body">
      <style:text-properties officeooo:paragraph-rsid="020dd3d2"/>
    </style:style>
    <style:style style:name="P34" style:family="paragraph" style:parent-style-name="Caption">
      <style:text-properties fo:language="en" fo:country="US" officeooo:paragraph-rsid="01630d5f"/>
    </style:style>
    <style:style style:name="P35" style:family="paragraph" style:parent-style-name="Caption">
      <style:text-properties officeooo:paragraph-rsid="019f7a01"/>
    </style:style>
    <style:style style:name="P36" style:family="paragraph" style:parent-style-name="Caption">
      <style:text-properties officeooo:paragraph-rsid="01c4c606"/>
    </style:style>
    <style:style style:name="P37" style:family="paragraph" style:parent-style-name="Caption">
      <style:paragraph-properties fo:text-align="center" style:justify-single-word="false"/>
    </style:style>
    <style:style style:name="P38" style:family="paragraph" style:parent-style-name="Figure">
      <style:text-properties fo:language="en" fo:country="US"/>
    </style:style>
    <style:style style:name="P39" style:family="paragraph" style:parent-style-name="Figure">
      <style:text-properties fo:language="en" fo:country="US" officeooo:paragraph-rsid="01630d5f"/>
    </style:style>
    <style:style style:name="P40" style:family="paragraph" style:parent-style-name="Figure">
      <style:text-properties fo:language="en" fo:country="US" officeooo:paragraph-rsid="020dd3d2"/>
    </style:style>
    <style:style style:name="P41" style:family="paragraph" style:parent-style-name="Figure">
      <style:text-properties officeooo:paragraph-rsid="01630d5f"/>
    </style:style>
    <style:style style:name="P42" style:family="paragraph" style:parent-style-name="Figure">
      <style:text-properties officeooo:paragraph-rsid="01c7f3a1"/>
    </style:style>
    <style:style style:name="P43" style:family="paragraph" style:parent-style-name="Figure">
      <style:text-properties officeooo:paragraph-rsid="01e6f23f"/>
    </style:style>
    <style:style style:name="P44" style:family="paragraph" style:parent-style-name="Guide_20_Name">
      <style:text-properties fo:language="en" fo:country="US" officeooo:rsid="001f0121" officeooo:paragraph-rsid="001f012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itle">
      <style:text-properties fo:language="en" fo:country="US" officeooo:rsid="001f0121" officeooo:paragraph-rsid="008b62d7"/>
    </style:style>
    <style:style style:name="P51" style:family="paragraph" style:parent-style-name="Subtitle">
      <style:text-properties fo:language="en" fo:country="US" officeooo:rsid="008b62d7" officeooo:paragraph-rsid="008b62d7"/>
    </style:style>
    <style:style style:name="P52" style:family="paragraph" style:parent-style-name="Text_20_body">
      <style:paragraph-properties fo:margin-top="0cm" fo:margin-bottom="0cm" loext:contextual-spacing="false"/>
      <style:text-properties officeooo:paragraph-rsid="01630d5f"/>
    </style:style>
    <style:style style:name="P53" style:family="paragraph" style:parent-style-name="Text_20_body" style:master-page-name="">
      <style:paragraph-properties fo:margin-top="0cm" fo:margin-bottom="0cm" loext:contextual-spacing="false" style:page-number="auto"/>
    </style:style>
    <style:style style:name="P54" style:family="paragraph" style:parent-style-name="Text_20_body" style:master-page-name="">
      <style:paragraph-properties fo:margin-top="0cm" fo:margin-bottom="0cm" loext:contextual-spacing="false" style:page-number="auto"/>
      <style:text-properties officeooo:paragraph-rsid="01e0ba21"/>
    </style:style>
    <style:style style:name="P55" style:family="paragraph" style:parent-style-name="Text_20_body" style:master-page-name="">
      <style:paragraph-properties style:page-number="auto" fo:keep-with-next="always" style:writing-mode="page"/>
      <style:text-properties fo:language="en" fo:country="US" officeooo:paragraph-rsid="01630d5f"/>
    </style:style>
    <style:style style:name="P56" style:family="paragraph" style:parent-style-name="Caption" style:master-page-name="">
      <style:paragraph-properties style:page-number="auto" fo:keep-with-next="always"/>
      <style:text-properties fo:language="en" fo:country="US" officeooo:paragraph-rsid="01630d5f"/>
    </style:style>
    <style:style style:name="P57" style:family="paragraph" style:parent-style-name="Text_20_body" style:master-page-name="">
      <style:paragraph-properties style:page-number="auto" fo:keep-with-next="always"/>
      <style:text-properties officeooo:paragraph-rsid="01630d5f"/>
    </style:style>
    <style:style style:name="P58" style:family="paragraph" style:parent-style-name="Text_20_body" style:master-page-name="">
      <style:paragraph-properties style:page-number="auto" fo:keep-with-next="always"/>
      <style:text-properties fo:language="en" fo:country="US" officeooo:paragraph-rsid="01e1e70f"/>
    </style:style>
    <style:style style:name="P59" style:family="paragraph" style:parent-style-name="Text_20_body_20_indent" style:master-page-name="">
      <style:paragraph-properties style:page-number="auto" fo:keep-with-next="always"/>
      <style:text-properties officeooo:paragraph-rsid="01630d5f"/>
    </style:style>
    <style:style style:name="P60" style:family="paragraph" style:parent-style-name="Text_20_Body_20_List_20_Intro" style:master-page-name="">
      <style:paragraph-properties style:page-number="auto"/>
    </style:style>
    <style:style style:name="P61" style:family="paragraph" style:parent-style-name="Text_20_body" style:master-page-name="">
      <style:paragraph-properties fo:keep-together="always" fo:orphans="0" fo:widows="0" style:page-number="auto"/>
      <style:text-properties fo:language="en" fo:country="US" officeooo:paragraph-rsid="01630d5f"/>
    </style:style>
    <style:style style:name="P62" style:family="paragraph" style:parent-style-name="Text_20_body_20_indent" style:master-page-name="">
      <style:paragraph-properties fo:keep-together="always" fo:orphans="0" fo:widows="0" style:page-number="auto"/>
      <style:text-properties officeooo:paragraph-rsid="01630d5f"/>
    </style:style>
    <style:style style:name="P63" style:family="paragraph" style:parent-style-name="Definition_20_Term">
      <style:paragraph-properties fo:break-before="auto" fo:break-after="auto"/>
      <style:text-properties fo:language="en" fo:country="US" officeooo:paragraph-rsid="01630d5f"/>
    </style:style>
    <style:style style:name="P64" style:family="paragraph" style:parent-style-name="Definition_20_Term">
      <style:paragraph-properties fo:break-before="auto" fo:break-after="auto"/>
      <style:text-properties officeooo:paragraph-rsid="01e0ba21"/>
    </style:style>
    <style:style style:name="P65" style:family="paragraph" style:parent-style-name="Figure">
      <style:paragraph-properties fo:break-before="auto" fo:break-after="auto"/>
    </style:style>
    <style:style style:name="P66" style:family="paragraph" style:parent-style-name="Frame_20_contents">
      <style:text-properties officeooo:paragraph-rsid="01630d5f"/>
    </style:style>
    <style:style style:name="P67" style:family="paragraph" style:parent-style-name="Text_20_Note">
      <style:text-properties officeooo:paragraph-rsid="01630d5f"/>
    </style:style>
    <style:style style:name="P68" style:family="paragraph" style:parent-style-name="Text_20_Note">
      <style:text-properties officeooo:paragraph-rsid="017674d2"/>
    </style:style>
    <style:style style:name="P69" style:family="paragraph" style:parent-style-name="Text_20_Note">
      <style:text-properties officeooo:paragraph-rsid="01c4c606"/>
    </style:style>
    <style:style style:name="P70" style:family="paragraph" style:parent-style-name="Text_20_Note">
      <style:text-properties fo:language="en" fo:country="US" officeooo:rsid="00df063b" officeooo:paragraph-rsid="01630d5f"/>
    </style:style>
    <style:style style:name="P71" style:family="paragraph" style:parent-style-name="Text_20_Note">
      <style:text-properties fo:language="en" fo:country="US" officeooo:rsid="005ae930" officeooo:paragraph-rsid="01630d5f"/>
    </style:style>
    <style:style style:name="P72" style:family="paragraph" style:parent-style-name="Text_20_Note">
      <style:text-properties officeooo:paragraph-rsid="0205c5c4"/>
    </style:style>
    <style:style style:name="P73" style:family="paragraph" style:parent-style-name="Text_20_body_20_indent">
      <style:text-properties fo:language="en" fo:country="US" officeooo:rsid="00a66bee" officeooo:paragraph-rsid="01630d5f"/>
    </style:style>
    <style:style style:name="P74" style:family="paragraph" style:parent-style-name="Text_20_body_20_indent">
      <style:text-properties fo:language="en" fo:country="US" officeooo:paragraph-rsid="01630d5f"/>
    </style:style>
    <style:style style:name="P75" style:family="paragraph" style:parent-style-name="Text_20_body_20_indent">
      <style:text-properties fo:language="en" fo:country="US" officeooo:paragraph-rsid="01b49e68"/>
    </style:style>
    <style:style style:name="P76" style:family="paragraph" style:parent-style-name="Text_20_body_20_indent">
      <style:text-properties fo:language="en" fo:country="US" officeooo:rsid="00f36ea0" officeooo:paragraph-rsid="01630d5f"/>
    </style:style>
    <style:style style:name="P77" style:family="paragraph" style:parent-style-name="Text_20_body_20_indent">
      <style:text-properties fo:language="en" fo:country="US" officeooo:paragraph-rsid="01d36c7e"/>
    </style:style>
    <style:style style:name="P78" style:family="paragraph" style:parent-style-name="Text_20_body_20_indent">
      <style:text-properties fo:language="en" fo:country="US" officeooo:rsid="01d36c7e" officeooo:paragraph-rsid="01d36c7e"/>
    </style:style>
    <style:style style:name="P79" style:family="paragraph" style:parent-style-name="Text_20_body_20_indent">
      <style:text-properties fo:language="en" fo:country="US" officeooo:paragraph-rsid="01ddd214"/>
    </style:style>
    <style:style style:name="P80" style:family="paragraph" style:parent-style-name="Text_20_body_20_indent">
      <style:text-properties fo:language="en" fo:country="US" officeooo:paragraph-rsid="01e0ba21"/>
    </style:style>
    <style:style style:name="P81" style:family="paragraph" style:parent-style-name="Text_20_body_20_indent">
      <style:text-properties fo:language="en" fo:country="US" officeooo:paragraph-rsid="020dd3d2"/>
    </style:style>
    <style:style style:name="P82" style:family="paragraph" style:parent-style-name="Text_20_body_20_indent">
      <style:text-properties officeooo:paragraph-rsid="01630d5f"/>
    </style:style>
    <style:style style:name="P83" style:family="paragraph" style:parent-style-name="Text_20_body_20_indent">
      <style:text-properties officeooo:paragraph-rsid="01b49e68"/>
    </style:style>
    <style:style style:name="P84" style:family="paragraph" style:parent-style-name="Text_20_body_20_indent">
      <style:text-properties officeooo:rsid="01d0be06" officeooo:paragraph-rsid="020dd3d2"/>
    </style:style>
    <style:style style:name="P85" style:family="paragraph" style:parent-style-name="Text_20_body_20_indent">
      <style:text-properties officeooo:paragraph-rsid="01daaeae"/>
    </style:style>
    <style:style style:name="P86" style:family="paragraph" style:parent-style-name="Text_20_body_20_indent">
      <style:text-properties officeooo:paragraph-rsid="01e402f0"/>
    </style:style>
    <style:style style:name="P87" style:family="paragraph" style:parent-style-name="Text_20_body_20_indent">
      <style:text-properties officeooo:paragraph-rsid="01f997c5"/>
    </style:style>
    <style:style style:name="P88" style:family="paragraph" style:parent-style-name="Text_20_body_20_indent">
      <style:text-properties officeooo:paragraph-rsid="020dd3d2"/>
    </style:style>
    <style:style style:name="P89" style:family="paragraph" style:parent-style-name="Text_20_body_20_indent">
      <style:paragraph-properties fo:margin-top="0cm" fo:margin-bottom="0.152cm" loext:contextual-spacing="false"/>
      <style:text-properties officeooo:paragraph-rsid="01630d5f"/>
    </style:style>
    <style:style style:name="P90" style:family="paragraph" style:parent-style-name="Frame_20_contents">
      <style:paragraph-properties fo:margin-left="0cm" fo:margin-right="0cm" fo:margin-top="0cm" fo:margin-bottom="0cm" loext:contextual-spacing="false" fo:text-indent="0cm" style:auto-text-indent="false"/>
    </style:style>
    <style:style style:name="P91"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92" style:family="paragraph" style:parent-style-name="Table_20_Heading">
      <style:text-properties fo:font-size="10.5pt" officeooo:paragraph-rsid="01b84791" style:font-size-asian="10.5pt" style:font-size-complex="10.5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5.984cm" style:type="right" style:leader-style="dotted" style:leader-text="."/>
        </style:tab-stops>
      </style:paragraph-properties>
    </style:style>
    <style:style style:name="P96" style:family="paragraph" style:parent-style-name="Definition_20_Term">
      <style:paragraph-properties fo:margin-top="0cm" fo:margin-bottom="0.199cm" loext:contextual-spacing="false"/>
      <style:text-properties officeooo:paragraph-rsid="01630d5f"/>
    </style:style>
    <style:style style:name="P97" style:family="paragraph" style:parent-style-name="Definition_20_Term">
      <style:paragraph-properties fo:margin-left="0.635cm" fo:margin-right="0cm" fo:text-indent="0cm" style:auto-text-indent="false"/>
      <style:text-properties fo:language="en" fo:country="US" officeooo:paragraph-rsid="01630d5f"/>
    </style:style>
    <style:style style:name="P98" style:family="paragraph" style:parent-style-name="Contents_20_Heading" style:master-page-name="Front_20_Matter">
      <style:paragraph-properties style:page-number="auto"/>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Definition_20_Term">
      <style:text-properties fo:language="en" fo:country="US" officeooo:paragraph-rsid="01630d5f"/>
    </style:style>
    <style:style style:name="P101" style:family="paragraph" style:parent-style-name="Heading_20_1">
      <style:text-properties officeooo:paragraph-rsid="01c34d8f"/>
    </style:style>
    <style:style style:name="P102" style:family="paragraph" style:parent-style-name="Heading_20_1">
      <style:text-properties fo:language="en" fo:country="US" officeooo:paragraph-rsid="01630d5f"/>
    </style:style>
    <style:style style:name="P103" style:family="paragraph" style:parent-style-name="Heading_20_1" style:master-page-name="Front_20_Matter">
      <style:paragraph-properties style:page-number="auto" fo:break-before="auto" fo:break-after="auto"/>
      <style:text-properties fo:language="en" fo:country="US" officeooo:paragraph-rsid="017674d2"/>
    </style:style>
    <style:style style:name="P104" style:family="paragraph" style:parent-style-name="Heading_20_1" style:master-page-name="Standard">
      <style:paragraph-properties style:page-number="auto" fo:break-before="auto" fo:break-after="auto"/>
      <style:text-properties officeooo:rsid="02000b70" officeooo:paragraph-rsid="01c34d8f"/>
    </style:style>
    <style:style style:name="P105" style:family="paragraph" style:parent-style-name="Heading_20_2">
      <style:text-properties officeooo:paragraph-rsid="017674d2"/>
    </style:style>
    <style:style style:name="P106" style:family="paragraph" style:parent-style-name="Heading_20_2">
      <style:text-properties fo:language="en" fo:country="US" officeooo:paragraph-rsid="01630d5f"/>
    </style:style>
    <style:style style:name="P107" style:family="paragraph" style:parent-style-name="Heading_20_2">
      <style:paragraph-properties fo:break-before="auto" fo:break-after="auto"/>
      <style:text-properties fo:language="en" fo:country="US" officeooo:paragraph-rsid="01630d5f"/>
    </style:style>
    <style:style style:name="P108" style:family="paragraph" style:parent-style-name="Heading_20_2">
      <style:paragraph-properties fo:margin-top="0.7cm" fo:margin-bottom="0.199cm" loext:contextual-spacing="false" style:writing-mode="lr-tb"/>
      <style:text-properties fo:language="en" fo:country="US" officeooo:paragraph-rsid="01630d5f"/>
    </style:style>
    <style:style style:name="P109" style:family="paragraph" style:parent-style-name="Heading_20_3">
      <style:text-properties officeooo:rsid="01040c4d" officeooo:paragraph-rsid="017674d2"/>
    </style:style>
    <style:style style:name="P110" style:family="paragraph" style:parent-style-name="Heading_20_3">
      <style:text-properties fo:language="en" fo:country="US" officeooo:paragraph-rsid="01630d5f"/>
    </style:style>
    <style:style style:name="P111" style:family="paragraph" style:parent-style-name="Heading_20_Caution">
      <style:text-properties officeooo:paragraph-rsid="01630d5f"/>
    </style:style>
    <style:style style:name="P112" style:family="paragraph" style:parent-style-name="Heading_20_Note">
      <style:text-properties officeooo:paragraph-rsid="017674d2"/>
    </style:style>
    <style:style style:name="P113" style:family="paragraph" style:parent-style-name="Heading_20_Tip">
      <style:text-properties officeooo:paragraph-rsid="01c34d8f"/>
    </style:style>
    <style:style style:name="P114" style:family="paragraph" style:parent-style-name="Heading_20_Tip">
      <style:text-properties fo:language="en" fo:country="US" officeooo:rsid="005ae930" officeooo:paragraph-rsid="01630d5f"/>
    </style:style>
    <style:style style:name="P115" style:family="paragraph" style:parent-style-name="List_20_1">
      <style:text-properties fo:language="en" fo:country="US" officeooo:paragraph-rsid="01630d5f"/>
    </style:style>
    <style:style style:name="P116" style:family="paragraph" style:parent-style-name="List_20_1">
      <style:text-properties officeooo:paragraph-rsid="01630d5f"/>
    </style:style>
    <style:style style:name="P117" style:family="paragraph" style:parent-style-name="List_20_1">
      <style:paragraph-properties fo:margin-left="1.778cm" fo:margin-right="0cm" fo:text-indent="-0.635cm" style:auto-text-indent="false">
        <style:tab-stops/>
      </style:paragraph-properties>
      <style:text-properties officeooo:paragraph-rsid="01b49e68"/>
    </style:style>
    <style:style style:name="P118"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119"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20" style:family="paragraph" style:parent-style-name="List_20_2">
      <style:text-properties officeooo:paragraph-rsid="01630d5f"/>
    </style:style>
    <style:style style:name="P121" style:family="paragraph" style:parent-style-name="Numbering_20_1">
      <style:text-properties officeooo:paragraph-rsid="01630d5f"/>
    </style:style>
    <style:style style:name="P122" style:family="paragraph" style:parent-style-name="Numbering_20_1">
      <style:text-properties fo:language="en" fo:country="US" officeooo:paragraph-rsid="01630d5f"/>
    </style:style>
    <style:style style:name="P123" style:family="paragraph" style:parent-style-name="Text_20_body_20_indent">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84791"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b9e51f"/>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d1fc5b"/>
    </style:style>
    <style:style style:name="T11" style:family="text">
      <style:text-properties fo:language="en" fo:country="US" officeooo:rsid="01dfb457"/>
    </style:style>
    <style:style style:name="T12" style:family="text">
      <style:text-properties fo:language="en" fo:country="US" officeooo:rsid="01e402f0"/>
    </style:style>
    <style:style style:name="T13" style:family="text">
      <style:text-properties fo:language="en" fo:country="US" officeooo:rsid="01ed067d"/>
    </style:style>
    <style:style style:name="T14" style:family="text">
      <style:text-properties fo:language="en" fo:country="US" officeooo:rsid="01eee8ab"/>
    </style:style>
    <style:style style:name="T15" style:family="text">
      <style:text-properties fo:language="en" fo:country="US" officeooo:rsid="01ef11e8"/>
    </style:style>
    <style:style style:name="T16" style:family="text">
      <style:text-properties fo:language="en" fo:country="US" officeooo:rsid="01f0f395"/>
    </style:style>
    <style:style style:name="T17" style:family="text">
      <style:text-properties fo:language="en" fo:country="US" officeooo:rsid="01f997c5"/>
    </style:style>
    <style:style style:name="T18" style:family="text">
      <style:text-properties fo:language="en" fo:country="US" officeooo:rsid="01fc3ccb"/>
    </style:style>
    <style:style style:name="T19" style:family="text">
      <style:text-properties fo:language="en" fo:country="US" officeooo:rsid="01d054a6"/>
    </style:style>
    <style:style style:name="T20" style:family="text">
      <style:text-properties fo:language="en" fo:country="US" officeooo:rsid="020c41d7"/>
    </style:style>
    <style:style style:name="T21" style:family="text">
      <style:text-properties text:display="none"/>
    </style:style>
    <style:style style:name="T22" style:family="text">
      <style:text-properties officeooo:rsid="01b68b57"/>
    </style:style>
    <style:style style:name="T23" style:family="text">
      <style:text-properties officeooo:rsid="01b71957"/>
    </style:style>
    <style:style style:name="T24" style:family="text">
      <style:text-properties style:font-name="Liberation Sans" fo:font-size="11pt" style:font-size-asian="10.5pt"/>
    </style:style>
    <style:style style:name="T25" style:family="text">
      <style:text-properties style:font-name="Liberation Sans" fo:font-size="11pt" officeooo:rsid="01b71957" style:font-size-asian="10.5pt"/>
    </style:style>
    <style:style style:name="T26" style:family="text">
      <style:text-properties style:font-name="Liberation Sans" fo:font-size="11pt" officeooo:rsid="01c4c606" style:font-size-asian="10.5pt"/>
    </style:style>
    <style:style style:name="T27" style:family="text">
      <style:text-properties style:font-name="Liberation Sans" fo:font-size="11pt" officeooo:rsid="01c9e874" style:font-size-asian="10.5pt"/>
    </style:style>
    <style:style style:name="T28" style:family="text">
      <style:text-properties style:font-name="Liberation Sans" fo:font-size="11pt" officeooo:rsid="01c9fbc1" style:font-size-asian="10.5pt"/>
    </style:style>
    <style:style style:name="T29" style:family="text">
      <style:text-properties style:font-name="Liberation Sans" fo:font-size="11pt" officeooo:rsid="01ccc31a" style:font-size-asian="10.5pt"/>
    </style:style>
    <style:style style:name="T30" style:family="text">
      <style:text-properties style:font-name="Liberation Sans" fo:font-size="11pt" officeooo:rsid="01d1fc5b" style:font-size-asian="10.5pt"/>
    </style:style>
    <style:style style:name="T31" style:family="text">
      <style:text-properties style:font-name="Liberation Sans" fo:font-size="11pt" officeooo:rsid="01d0be06" style:font-size-asian="10.5pt"/>
    </style:style>
    <style:style style:name="T32" style:family="text">
      <style:text-properties style:font-name="Liberation Sans" fo:font-size="11pt" officeooo:rsid="01daaeae" style:font-size-asian="10.5pt"/>
    </style:style>
    <style:style style:name="T33" style:family="text">
      <style:text-properties style:font-name="Liberation Sans" fo:font-size="11pt" officeooo:rsid="01e0ba21" style:font-size-asian="10.5pt"/>
    </style:style>
    <style:style style:name="T34" style:family="text">
      <style:text-properties style:font-name="Liberation Sans" fo:font-size="11pt" officeooo:rsid="01e9bb0d" style:font-size-asian="10.5pt"/>
    </style:style>
    <style:style style:name="T35" style:family="text">
      <style:text-properties style:font-name="Liberation Sans" fo:font-size="11pt" officeooo:rsid="01ef11e8" style:font-size-asian="10.5pt"/>
    </style:style>
    <style:style style:name="T36" style:family="text">
      <style:text-properties style:font-name="Liberation Sans" fo:font-size="11pt" officeooo:rsid="01f0f395" style:font-size-asian="10.5pt"/>
    </style:style>
    <style:style style:name="T37" style:family="text">
      <style:text-properties style:font-name="Liberation Sans" fo:font-size="11pt" officeooo:rsid="0202cc71" style:font-size-asian="10.5pt"/>
    </style:style>
    <style:style style:name="T38" style:family="text">
      <style:text-properties style:font-name="Liberation Sans" fo:font-size="11pt" officeooo:rsid="0203c6e9" style:font-size-asian="10.5pt"/>
    </style:style>
    <style:style style:name="T39" style:family="text">
      <style:text-properties style:font-name="Liberation Sans" fo:font-size="11pt" officeooo:rsid="0205c5c4" style:font-size-asian="10.5pt" style:font-weight-asian="normal" style:font-weight-complex="normal"/>
    </style:style>
    <style:style style:name="T40" style:family="text">
      <style:text-properties style:font-name="Liberation Sans" fo:font-size="11pt" officeooo:rsid="02069cbc" style:font-size-asian="10.5pt" style:font-weight-asian="normal" style:font-weight-complex="normal"/>
    </style:style>
    <style:style style:name="T41" style:family="text">
      <style:text-properties style:font-name="Liberation Sans" fo:font-size="11pt" officeooo:rsid="020ab31a" style:font-size-asian="10.5pt"/>
    </style:style>
    <style:style style:name="T42" style:family="text">
      <style:text-properties style:font-name="Liberation Sans" fo:font-size="11pt" officeooo:rsid="020b39b8" style:font-size-asian="10.5pt"/>
    </style:style>
    <style:style style:name="T43" style:family="text">
      <style:text-properties style:font-name="Liberation Sans" fo:font-size="11pt" officeooo:rsid="020dd3d2" style:font-size-asian="10.5pt"/>
    </style:style>
    <style:style style:name="T44" style:family="text">
      <style:text-properties style:font-name="Liberation Sans" fo:font-size="11pt" fo:font-style="itali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b84791" fo:background-color="transparent" loext:char-shading-value="0" style:font-size-asian="10.5pt" style:font-style-asian="italic" style:font-style-complex="italic"/>
    </style:style>
    <style:style style:name="T46" style:family="text">
      <style:text-properties style:font-name="Liberation Sans" fo:font-size="11pt" fo:language="en" fo:country="US" style:font-size-asian="10.5pt"/>
    </style:style>
    <style:style style:name="T47" style:family="text">
      <style:text-properties style:font-name="Liberation Sans" fo:font-size="11pt" fo:language="en" fo:country="US" officeooo:rsid="01b9e51f" style:font-size-asian="10.5pt"/>
    </style:style>
    <style:style style:name="T48" style:family="text">
      <style:text-properties style:font-name="Liberation Sans" fo:font-size="11pt" fo:language="en" fo:country="US" officeooo:rsid="01e402f0" style:font-size-asian="10.5pt"/>
    </style:style>
    <style:style style:name="T49" style:family="text">
      <style:text-properties style:font-name="Liberation Sans" fo:font-size="11pt" fo:language="en" fo:country="US" officeooo:rsid="01f0f395" style:font-size-asian="10.5pt"/>
    </style:style>
    <style:style style:name="T50" style:family="text">
      <style:text-properties style:font-name="Liberation Sans" fo:font-size="11pt" fo:language="en" fo:country="US" officeooo:rsid="020b39b8" style:font-size-asian="10.5pt"/>
    </style:style>
    <style:style style:name="T51" style:family="text">
      <style:text-properties style:font-name="Liberation Sans" fo:font-size="11pt" fo:language="en" fo:country="US" officeooo:rsid="020c41d7" style:font-size-asian="10.5pt"/>
    </style:style>
    <style:style style:name="T52" style:family="text">
      <style:text-properties style:font-name="Liberation Sans" fo:font-size="11pt" fo:language="en" fo:country="US" fo:font-weight="bold" officeooo:rsid="01ccc31a" style:font-size-asian="10.5pt"/>
    </style:style>
    <style:style style:name="T53" style:family="text">
      <style:text-properties style:font-name="Liberation Sans" fo:font-size="11pt" fo:language="en" fo:country="US" fo:font-weight="bold" officeooo:rsid="01dfb457" style:font-size-asian="10.5pt"/>
    </style:style>
    <style:style style:name="T54" style:family="text">
      <style:text-properties style:font-name="Liberation Sans" fo:font-size="11pt" fo:language="en" fo:country="US" fo:font-weight="bold" officeooo:rsid="001f0121" style:font-size-asian="10.5pt"/>
    </style:style>
    <style:style style:name="T55" style:family="text">
      <style:text-properties style:font-name="Liberation Sans" fo:font-size="11pt" fo:language="en" fo:country="US" fo:font-weight="bold" officeooo:rsid="01ef11e8" style:font-size-asian="10.5pt"/>
    </style:style>
    <style:style style:name="T56" style:family="text">
      <style:text-properties style:font-name="Liberation Sans" fo:font-size="11pt" fo:language="en" fo:country="US" fo:font-weight="bold" officeooo:rsid="01f24d6a" style:font-size-asian="10.5pt"/>
    </style:style>
    <style:style style:name="T57" style:family="text">
      <style:text-properties style:font-name="Liberation Sans" fo:font-size="11pt" fo:font-weight="bold" officeooo:rsid="01c4c606" style:font-size-asian="10.5pt"/>
    </style:style>
    <style:style style:name="T58" style:family="text">
      <style:text-properties officeooo:rsid="01b84791"/>
    </style:style>
    <style:style style:name="T59" style:family="text">
      <style:text-properties officeooo:rsid="01b9e51f"/>
    </style:style>
    <style:style style:name="T60" style:family="text">
      <style:text-properties officeooo:rsid="0223b7d8"/>
    </style:style>
    <style:style style:name="T61" style:family="text">
      <style:text-properties officeooo:rsid="0136aea2"/>
    </style:style>
    <style:style style:name="T62" style:family="text">
      <style:text-properties officeooo:rsid="01eb61f6"/>
    </style:style>
    <style:style style:name="T63" style:family="text">
      <style:text-properties fo:font-size="11pt"/>
    </style:style>
    <style:style style:name="T64" style:family="text">
      <style:text-properties fo:font-size="11pt" fo:language="en" fo:country="US"/>
    </style:style>
    <style:style style:name="T65" style:family="text">
      <style:text-properties fo:font-size="11pt" fo:language="en" fo:country="US" officeooo:rsid="020c41d7"/>
    </style:style>
    <style:style style:name="T66" style:family="text">
      <style:text-properties fo:font-size="11pt" officeooo:rsid="01c9fbc1"/>
    </style:style>
    <style:style style:name="T67" style:family="text">
      <style:text-properties fo:font-size="11pt" officeooo:rsid="00e0490e"/>
    </style:style>
    <style:style style:name="T68" style:family="text">
      <style:text-properties fo:font-size="11pt" officeooo:rsid="01e6f23f"/>
    </style:style>
    <style:style style:name="T69" style:family="text">
      <style:text-properties officeooo:rsid="00bbcc2d"/>
    </style:style>
    <style:style style:name="T70" style:family="text">
      <style:text-properties officeooo:rsid="012889a9"/>
    </style:style>
    <style:style style:name="T71" style:family="text">
      <style:text-properties officeooo:rsid="005a7290"/>
    </style:style>
    <style:style style:name="T72" style:family="text">
      <style:text-properties officeooo:rsid="01c7f3a1"/>
    </style:style>
    <style:style style:name="T73" style:family="text">
      <style:text-properties officeooo:rsid="01c8f711"/>
    </style:style>
    <style:style style:name="T74" style:family="text">
      <style:text-properties officeooo:rsid="01c9e874"/>
    </style:style>
    <style:style style:name="T75" style:family="text">
      <style:text-properties officeooo:rsid="01c9fbc1"/>
    </style:style>
    <style:style style:name="T76" style:family="text">
      <style:text-properties officeooo:rsid="01ccc31a"/>
    </style:style>
    <style:style style:name="T77" style:family="text">
      <style:text-properties officeooo:rsid="01d0be06"/>
    </style:style>
    <style:style style:name="T78" style:family="text">
      <style:text-properties officeooo:rsid="01d1fc5b"/>
    </style:style>
    <style:style style:name="T79" style:family="text">
      <style:text-properties officeooo:rsid="01d36c7e"/>
    </style:style>
    <style:style style:name="T80" style:family="text">
      <style:text-properties officeooo:rsid="01d3dd19"/>
    </style:style>
    <style:style style:name="T81" style:family="text">
      <style:text-properties officeooo:rsid="01d56149"/>
    </style:style>
    <style:style style:name="T82" style:family="text">
      <style:text-properties officeooo:rsid="01d5b52b"/>
    </style:style>
    <style:style style:name="T83" style:family="text">
      <style:text-properties officeooo:rsid="01d72f5a"/>
    </style:style>
    <style:style style:name="T84" style:family="text">
      <style:text-properties officeooo:rsid="01d8ebe8"/>
    </style:style>
    <style:style style:name="T85" style:family="text">
      <style:text-properties officeooo:rsid="01daaeae"/>
    </style:style>
    <style:style style:name="T86" style:family="text">
      <style:text-properties officeooo:rsid="01dc60fb"/>
    </style:style>
    <style:style style:name="T87" style:family="text">
      <style:text-properties officeooo:rsid="01dfb457"/>
    </style:style>
    <style:style style:name="T88" style:family="text">
      <style:text-properties officeooo:rsid="01e13cc1"/>
    </style:style>
    <style:style style:name="T89" style:family="text">
      <style:text-properties officeooo:rsid="01e1e70f"/>
    </style:style>
    <style:style style:name="T90" style:family="text">
      <style:text-properties style:font-name="Liberation Sans4" fo:font-size="11pt" fo:language="en" fo:country="US" fo:font-style="italic" officeooo:rsid="01e214ca" style:font-size-asian="10.5pt" style:font-style-asian="italic" style:font-weight-asian="normal" style:font-size-complex="12pt" style:font-style-complex="italic" style:font-weight-complex="normal"/>
    </style:style>
    <style:style style:name="T91" style:family="text">
      <style:text-properties officeooo:rsid="01e402f0"/>
    </style:style>
    <style:style style:name="T92" style:family="text">
      <style:text-properties officeooo:rsid="00e0490e"/>
    </style:style>
    <style:style style:name="T93" style:family="text">
      <style:text-properties officeooo:rsid="01e7ac71"/>
    </style:style>
    <style:style style:name="T94" style:family="text">
      <style:text-properties officeooo:rsid="01e7c2ca"/>
    </style:style>
    <style:style style:name="T95" style:family="text">
      <style:text-properties officeooo:rsid="01eee8ab"/>
    </style:style>
    <style:style style:name="T96" style:family="text">
      <style:text-properties officeooo:rsid="01ef11e8"/>
    </style:style>
    <style:style style:name="T97" style:family="text">
      <style:text-properties officeooo:rsid="01f0f395"/>
    </style:style>
    <style:style style:name="T98" style:family="text">
      <style:text-properties officeooo:rsid="01f24d6a"/>
    </style:style>
    <style:style style:name="T99" style:family="text">
      <style:text-properties officeooo:rsid="01f331a6"/>
    </style:style>
    <style:style style:name="T100" style:family="text">
      <style:text-properties style:font-name="Liberation Sans1" fo:font-size="11pt" fo:font-weight="bold" officeooo:rsid="01f331a6" style:font-size-asian="10.5pt" style:font-weight-asian="bold" style:font-weight-complex="bold"/>
    </style:style>
    <style:style style:name="T101" style:family="text">
      <style:text-properties officeooo:rsid="01f997c5"/>
    </style:style>
    <style:style style:name="T102" style:family="text">
      <style:text-properties officeooo:rsid="01fad350"/>
    </style:style>
    <style:style style:name="T103" style:family="text">
      <style:text-properties officeooo:rsid="01faf6ea"/>
    </style:style>
    <style:style style:name="T104" style:family="text">
      <style:text-properties officeooo:rsid="0202cc71"/>
    </style:style>
    <style:style style:name="T105" style:family="text">
      <style:text-properties officeooo:rsid="0203c6e9"/>
    </style:style>
    <style:style style:name="T106" style:family="text">
      <style:text-properties officeooo:rsid="0205c5c4"/>
    </style:style>
    <style:style style:name="T107" style:family="text">
      <style:text-properties officeooo:rsid="020ab31a"/>
    </style:style>
    <style:style style:name="T108" style:family="text">
      <style:text-properties officeooo:rsid="0214d35b"/>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8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4"><draw:frame draw:style-name="fr17"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50">Kapitola 2 <text:s/><text:line-break/>Nastavení LibreOffice</text:p>
      <text:p text:style-name="P51">Výběr <text:span text:style-name="T58">n</text:span>astavení pro <text:span text:style-name="T58">p</text:span>ohodlnou <text:span text:style-name="T58">p</text:span>ráci <text:span text:style-name="T58"/> <text:span text:style-name="T58"/></text:p>
      <text:section text:style-name="Sect1" text:name="GS6002S1" text:condition="ooow:book eq 1" text:display="condition">
        <text:h text:style-name="P103" text:outline-level="1"><text:bookmark-start text:name="__RefHeading___Toc30284_3211575895"/>Autorská práva<text:bookmark-end text:name="__RefHeading___Toc30284_3211575895"/></text:h>
        <text:p text:style-name="P23">Tento dokument je duševním vlastnictvím skupiny LibreOffice Documentation Team, Copyright ©  20<text:span text:style-name="T2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58">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58">https://creativecommons.org/licenses/by/4.0/</text:span></text:a>), verze 4.0 nebo novější.</text:p>
        <text:p text:style-name="P19">Všechny ochranné známky uvedené v této příručce patří jejich vlastníkům.</text:p>
        <text:h text:style-name="P105" text:outline-level="2"><text:bookmark-start text:name="__RefHeading__5638_15665686441"/>Přispěvatelé<text:bookmark-end text:name="__RefHeading__5638_15665686441"/></text:h>
        <text:p text:style-name="P23">Tato kniha byla vytvořena úpravami a aktualizacemi knihy Začínáme s <text:span text:style-name="T44">L</text:span><text:span text:style-name="T45">ibreOffice</text:span> <text:span text:style-name="T58">6</text:span>.<text:span text:style-name="T58">0</text:span>.</text:p>
        <text:h text:style-name="P109" text:outline-level="3"><text:bookmark-start text:name="__RefHeading___Toc1847_1473846649"/>Pro <text:span text:style-name="T22">t</text:span>oto <text:span text:style-name="T22">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
        <text:h text:style-name="P109" text:outline-level="3"><text:bookmark-start text:name="__RefHeading___Toc1849_1473846649"/>Pro <text:span text:style-name="T22">p</text:span>ředchozí <text:span text:style-name="T22">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Paul Figueiredo</text:p>
            </table:table-cell>
            <table:table-cell table:style-name="Table4.A1" office:value-type="string">
              <text:p text:style-name="Table_20_Contents">Dave Barton</text:p>
            </table:table-cell>
            <table:table-cell table:style-name="Table4.A1" office:value-type="string">
              <text:p text:style-name="Table_20_Contents">Amanda Labby</text:p>
            </table:table-cell>
          </table:table-row>
          <table:table-row>
            <table:table-cell table:style-name="Table4.A1" office:value-type="string">
              <text:p text:style-name="Table_20_Contents">Jorge Rodriguez</text:p>
            </table:table-cell>
            <table:table-cell table:style-name="Table4.A1" office:value-type="string">
              <text:p text:style-name="Table_20_Contents">Olivier Hallot</text:p>
            </table:table-cell>
            <table:table-cell table:style-name="Table4.A1" office:value-type="string">
              <text:p text:style-name="P47">Jean Hollis Weber </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P47">Hazel Russman</text:p>
            </table:table-cell>
          </table:table-row>
          <table:table-row>
            <table:table-cell table:style-name="Table4.A1" office:value-type="string">
              <text:p text:style-name="Table_20_Contents">Ron Faile Jr.</text:p>
            </table:table-cell>
            <table:table-cell table:style-name="Table4.A1" office:value-type="string">
              <text:p text:style-name="P47">Steve Schwettman</text:p>
            </table:table-cell>
            <table:table-cell table:style-name="Table4.A1" office:value-type="string">
              <text:p text:style-name="Table_20_Contents"/>
            </table:table-cell>
          </table:table-row>
        </table:table>
        <text:h text:style-name="P105" text:outline-level="2"><text:bookmark-start text:name="__RefHeading__5640_15665686441"/>Zpětná vazba<text:bookmark-end text:name="__RefHeading__5640_15665686441"/></text:h>
        <text:p text:style-name="P2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35503438" text:style-name="Heading_20_Note">
          <text:list-item>
            <text:p text:style-name="P112">Poznámka:</text:p>
          </text:list-item>
        </text:list>
        <text:p text:style-name="P68">Vše, co do e-mailové konference pošlete, včetně e-mailové adresy a dalších osobních informací uvedených ve zprávě, bude veřejně viditelné bez možnosti smazání.</text:p>
        <text:h text:style-name="P105" text:outline-level="2"><text:bookmark-start text:name="__RefHeading__5644_1566568644"/>Datum vydání a verze programu<text:bookmark-end text:name="__RefHeading__5644_1566568644"/></text:h>
        <text:p text:style-name="P23">Anglický originál byl vydán v <text:date style:data-style-name="N34" text:date-value="2020-01-23T09:06:43.997000260">lednu</text:date><text:s/><text:date style:data-style-name="N107" text:date-value="2020-01-23T09:06:43.997000260">2020</text:date>. Kniha je určena pro LibreOffice 6.<text:span text:style-name="T23">4</text:span>.</text:p>
        <text:h text:style-name="Heading_20_2" text:outline-level="2"><text:bookmark-start text:name="__RefHeading___Toc41954_3017215800"/>Používání LibreOffice na systému macOS<text:bookmark-end text:name="__RefHeading___Toc41954_3017215800"/></text:h>
        <text:p text:style-name="P2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Windows nebo Linux</text:p>
            </table:table-cell>
            <table:table-cell table:style-name="Table1.A1" office:value-type="string">
              <text:p text:style-name="P92">Ekvivalent pro macOS</text:p>
            </table:table-cell>
            <table:table-cell table:style-name="Table1.A1" office:value-type="string">
              <text:p text:style-name="P92">Akce</text:p>
            </table:table-cell>
          </table:table-row>
          <table:table-row table:style-name="Table1.1">
            <table:table-cell table:style-name="Table1.A2" office:value-type="string">
              <text:p text:style-name="P47">Nabídka <text:span text:style-name="Strong_20_Emphasis">Nástroje &gt; Možnosti</text:span></text:p>
            </table:table-cell>
            <table:table-cell table:style-name="Table1.B2" office:value-type="string">
              <text:p text:style-name="P47"><text:span text:style-name="Strong_20_Emphasis">LibreOffice &gt; Předvolby</text:span></text:p>
            </table:table-cell>
            <table:table-cell table:style-name="Table1.B2" office:value-type="string">
              <text:p text:style-name="P47">Otevřou se možnosti nastavení</text:p>
            </table:table-cell>
          </table:table-row>
          <table:table-row table:style-name="Table1.1">
            <table:table-cell table:style-name="Table1.A2" office:value-type="string">
              <text:p text:style-name="P47">Klepnutí pravým tlačítkem</text:p>
            </table:table-cell>
            <table:table-cell table:style-name="Table1.A2" office:value-type="string">
              <text:p text:style-name="P47">Ctrl + klepnutí a/nebo klepnutí pravým tlačítkem v závislosti na operačním systému počítače</text:p>
            </table:table-cell>
            <table:table-cell table:style-name="Table1.B2" office:value-type="string">
              <text:p text:style-name="P47">Otevře se místní nabídka</text:p>
            </table:table-cell>
          </table:table-row>
          <table:table-row table:style-name="Table1.1">
            <table:table-cell table:style-name="Table1.A2" office:value-type="string">
              <text:p text:style-name="P47"><text:span text:style-name="Emphasis">Ctrl (Control)</text:span></text:p>
            </table:table-cell>
            <table:table-cell table:style-name="Table1.A2" office:value-type="string">
              <text:p text:style-name="P47"><text:span text:style-name="Emphasis">⌘ (Command)</text:span></text:p>
            </table:table-cell>
            <table:table-cell table:style-name="Table1.A2" office:value-type="string">
              <text:p text:style-name="P47">Používá se také s dalšími klávesami</text:p>
            </table:table-cell>
          </table:table-row>
          <table:table-row table:style-name="Table1.1">
            <table:table-cell table:style-name="Table1.A2" office:value-type="string">
              <text:p text:style-name="P47"><text:span text:style-name="Emphasis">F5</text:span></text:p>
            </table:table-cell>
            <table:table-cell table:style-name="Table1.A2" office:value-type="string">
              <text:p text:style-name="P47"><text:span text:style-name="Emphasis">Shift + ⌘ + F5</text:span></text:p>
            </table:table-cell>
            <table:table-cell table:style-name="Table1.A2" office:value-type="string">
              <text:p text:style-name="P47">Otevře se Navigátor</text:p>
            </table:table-cell>
          </table:table-row>
          <table:table-row table:style-name="Table1.1">
            <table:table-cell table:style-name="Table1.A2" office:value-type="string">
              <text:p text:style-name="P47"><text:span text:style-name="Emphasis">F11</text:span></text:p>
            </table:table-cell>
            <table:table-cell table:style-name="Table1.A2" office:value-type="string">
              <text:p text:style-name="P47"><text:span text:style-name="Emphasis">⌘ + T</text:span></text:p>
            </table:table-cell>
            <table:table-cell table:style-name="Table1.A2" office:value-type="string">
              <text:p text:style-name="P47">Otevře se postranní lišta Styly</text:p>
            </table:table-cell>
          </table:table-row>
        </table:table>
        <text:p text:style-name="P53"/>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Obsah</text:p>
            </text:index-title>
            <text:p text:style-name="P93"><text:a xlink:type="simple" xlink:href="#__RefHeading___Toc30284_3211575895" text:style-name="Index_20_Link" text:visited-style-name="Index_20_Link">Autorská práva<text:tab/>2</text:a></text:p>
            <text:p text:style-name="P94"><text:a xlink:type="simple" xlink:href="#__RefHeading__5638_15665686441" text:style-name="Index_20_Link" text:visited-style-name="Index_20_Link">Přispěvatelé<text:tab/>2</text:a></text:p>
            <text:p text:style-name="P95"><text:a xlink:type="simple" xlink:href="#__RefHeading___Toc1847_1473846649" text:style-name="Index_20_Link" text:visited-style-name="Index_20_Link">Pro toto vydání<text:tab/>2</text:a></text:p>
            <text:p text:style-name="P95"><text:a xlink:type="simple" xlink:href="#__RefHeading___Toc1849_1473846649" text:style-name="Index_20_Link" text:visited-style-name="Index_20_Link">Pro předchozí vydání<text:tab/>2</text:a></text:p>
            <text:p text:style-name="P94"><text:a xlink:type="simple" xlink:href="#__RefHeading__5640_15665686441" text:style-name="Index_20_Link" text:visited-style-name="Index_20_Link">Zpětná vazba<text:tab/>2</text:a></text:p>
            <text:p text:style-name="P94"><text:a xlink:type="simple" xlink:href="#__RefHeading__5644_1566568644" text:style-name="Index_20_Link" text:visited-style-name="Index_20_Link">Datum vydání a verze programu<text:tab/>2</text:a></text:p>
            <text:p text:style-name="P94"><text:a xlink:type="simple" xlink:href="#__RefHeading___Toc41954_3017215800" text:style-name="Index_20_Link" text:visited-style-name="Index_20_Link">Používání LibreOffice na systému macOS<text:tab/>2</text:a></text:p>
            <text:p text:style-name="P93"><text:a xlink:type="simple" xlink:href="#__RefHeading___Toc57669_3017215800" text:style-name="Index_20_Link" text:visited-style-name="Index_20_Link">Úvod<text:tab/>4</text:a></text:p>
            <text:p text:style-name="P93"><text:a xlink:type="simple" xlink:href="#__RefHeading___Toc57671_3017215800" text:style-name="Index_20_Link" text:visited-style-name="Index_20_Link">Volba možností pro celý balík LibreOffice<text:tab/>4</text:a></text:p>
            <text:p text:style-name="P94"><text:a xlink:type="simple" xlink:href="#__RefHeading__136120_780470623" text:style-name="Index_20_Link" text:visited-style-name="Index_20_Link">Uživatelské údaje<text:tab/>5</text:a></text:p>
            <text:p text:style-name="P94"><text:a xlink:type="simple" xlink:href="#__RefHeading__136122_780470623" text:style-name="Index_20_Link" text:visited-style-name="Index_20_Link">Obecné<text:tab/>5</text:a></text:p>
            <text:p text:style-name="P94"><text:a xlink:type="simple" xlink:href="#__RefHeading__136126_780470623" text:style-name="Index_20_Link" text:visited-style-name="Index_20_Link">Zobrazení<text:tab/>6</text:a></text:p>
            <text:p text:style-name="P94"><text:a xlink:type="simple" xlink:href="#__RefHeading__136128_780470623" text:style-name="Index_20_Link" text:visited-style-name="Index_20_Link">Tisk<text:tab/>9</text:a></text:p>
            <text:p text:style-name="P94"><text:a xlink:type="simple" xlink:href="#__RefHeading__136130_780470623" text:style-name="Index_20_Link" text:visited-style-name="Index_20_Link">Cesty<text:tab/>9</text:a></text:p>
            <text:p text:style-name="P94"><text:a xlink:type="simple" xlink:href="#__RefHeading__136134_780470623" text:style-name="Index_20_Link" text:visited-style-name="Index_20_Link">Písma<text:tab/>10</text:a></text:p>
            <text:p text:style-name="P94"><text:a xlink:type="simple" xlink:href="#__RefHeading__136136_780470623" text:style-name="Index_20_Link" text:visited-style-name="Index_20_Link">Zabezpečení<text:tab/>11</text:a></text:p>
            <text:p text:style-name="P95"><text:a xlink:type="simple" xlink:href="#__RefHeading__3328_229261677" text:style-name="Index_20_Link" text:visited-style-name="Index_20_Link">Možnosti zabezpečení a varování<text:tab/>13</text:a></text:p>
            <text:p text:style-name="P94"><text:a xlink:type="simple" xlink:href="#__RefHeading__136138_780470623" text:style-name="Index_20_Link" text:visited-style-name="Index_20_Link">Přizpůsobení<text:tab/>13</text:a></text:p>
            <text:p text:style-name="P94"><text:a xlink:type="simple" xlink:href="#__RefHeading__5582_1514335525" text:style-name="Index_20_Link" text:visited-style-name="Index_20_Link">Barvy aplikací<text:tab/>14</text:a></text:p>
            <text:p text:style-name="P94"><text:a xlink:type="simple" xlink:href="#__RefHeading__136140_780470623" text:style-name="Index_20_Link" text:visited-style-name="Index_20_Link">Zpřístupnění<text:tab/>14</text:a></text:p>
            <text:p text:style-name="P94"><text:a xlink:type="simple" xlink:href="#__RefHeading__136142_780470623" text:style-name="Index_20_Link" text:visited-style-name="Index_20_Link">Pokročilé možnosti<text:tab/>15</text:a></text:p>
            <text:p text:style-name="P94"><text:a xlink:type="simple" xlink:href="#__RefHeading__23840_519196086" text:style-name="Index_20_Link" text:visited-style-name="Index_20_Link">Online aktualizace<text:tab/>16</text:a></text:p>
            <text:p text:style-name="P94"><text:a xlink:type="simple" xlink:href="#__RefHeading___Toc25315_687030175" text:style-name="Index_20_Link" text:visited-style-name="Index_20_Link">OpenCL<text:tab/>17</text:a></text:p>
            <text:p text:style-name="P93"><text:a xlink:type="simple" xlink:href="#__RefHeading__136148_780470623" text:style-name="Index_20_Link" text:visited-style-name="Index_20_Link">Nastavení možností pro načítání a ukládání dokumentů<text:tab/>17</text:a></text:p>
            <text:p text:style-name="P94"><text:a xlink:type="simple" xlink:href="#__RefHeading__136150_780470623" text:style-name="Index_20_Link" text:visited-style-name="Index_20_Link">Obecné<text:tab/>17</text:a></text:p>
            <text:p text:style-name="P94"><text:a xlink:type="simple" xlink:href="#__RefHeading__48048_472912510" text:style-name="Index_20_Link" text:visited-style-name="Index_20_Link">Vlastnosti VBA<text:tab/>19</text:a></text:p>
            <text:p text:style-name="P94"><text:a xlink:type="simple" xlink:href="#__RefHeading__136154_780470623" text:style-name="Index_20_Link" text:visited-style-name="Index_20_Link">Microsoft Office<text:tab/>19</text:a></text:p>
            <text:p text:style-name="P94"><text:a xlink:type="simple" xlink:href="#__RefHeading___Toc39683_1611997718" text:style-name="Index_20_Link" text:visited-style-name="Index_20_Link">HTML kompatibilita<text:tab/>20</text:a></text:p>
            <text:p text:style-name="P93"><text:a xlink:type="simple" xlink:href="#__RefHeading__136158_780470623" text:style-name="Index_20_Link" text:visited-style-name="Index_20_Link">Volba jazykových nastavení<text:tab/>22</text:a></text:p>
            <text:p text:style-name="P94"><text:a xlink:type="simple" xlink:href="#__RefHeading__136160_780470623" text:style-name="Index_20_Link" text:visited-style-name="Index_20_Link">Instalací požadovaných slovníků<text:tab/>22</text:a></text:p>
            <text:p text:style-name="P94"><text:a xlink:type="simple" xlink:href="#__RefHeading__136162_780470623" text:style-name="Index_20_Link" text:visited-style-name="Index_20_Link">Změnou některých místních a jazykových nastavení<text:tab/>22</text:a></text:p>
            <text:p text:style-name="P94"><text:a xlink:type="simple" xlink:href="#__RefHeading__136164_780470623" text:style-name="Index_20_Link" text:visited-style-name="Index_20_Link">Volbou možností kontroly pravopisu<text:tab/>24</text:a></text:p>
            <text:p text:style-name="P94"><text:a xlink:type="simple" xlink:href="#__RefHeading__34772_129573012" text:style-name="Index_20_Link" text:visited-style-name="Index_20_Link">Kontrola anglických vět<text:tab/>25</text:a></text:p>
            <text:p text:style-name="P95"><text:a xlink:type="simple" xlink:href="#__RefHeading__36393_196514830" text:style-name="Index_20_Link" text:visited-style-name="Index_20_Link">Kontrola gramatiky<text:tab/>25</text:a></text:p>
            <text:p text:style-name="P95"><text:a xlink:type="simple" xlink:href="#__RefHeading__9907_127699423" text:style-name="Index_20_Link" text:visited-style-name="Index_20_Link">Interpunkce<text:tab/>26</text:a></text:p>
            <text:p text:style-name="P95"><text:a xlink:type="simple" xlink:href="#__RefHeading__9909_127699423" text:style-name="Index_20_Link" text:visited-style-name="Index_20_Link">Ostatní<text:tab/>26</text:a></text:p>
            <text:p text:style-name="P94"><text:a xlink:type="simple" xlink:href="#__RefHeading___Toc25317_687030175" text:style-name="Index_20_Link" text:visited-style-name="Index_20_Link">Kontrola vět ostatních jazyků<text:tab/>26</text:a></text:p>
            <text:p text:style-name="P93"><text:a xlink:type="simple" xlink:href="#__RefHeading__136166_780470623" text:style-name="Index_20_Link" text:visited-style-name="Index_20_Link">Volba možností Internetu<text:tab/>26</text:a></text:p>
            <text:p text:style-name="P93"><text:a xlink:type="simple" xlink:href="#__RefHeading__136168_780470623" text:style-name="Index_20_Link" text:visited-style-name="Index_20_Link">Nastavení automatických oprav v LibreOffice<text:tab/>27</text:a></text:p>
          </text:index-body>
        </text:table-of-content>
        <text:p text:style-name="P23"/>
      </text:section>
      <text:h text:style-name="P104" text:outline-level="1"><text:bookmark-start text:name="__RefHeading___Toc57669_3017215800"/>Úvod<text:bookmark-end text:name="__RefHeading___Toc57669_3017215800"/></text:h>
      <text:p text:style-name="P27">Tato kapitola stručně představuje některé z možností nastavení, které najdete v hlavní nabídce <text:span text:style-name="Strong_20_Emphasis">Nástroje &gt; Možnosti</text:span> <text:span text:style-name="T60"/><text:span text:style-name="T24"/><text:span text:style-name="T64"/><text:span text:style-name="Strong_20_Emphasis">(<text:span text:style-name="T63">LibreOffice &gt; Předvolby</text:span></text:span><text:span text:style-name="T46"> v </text:span><text:span text:style-name="T47">m</text:span><text:span text:style-name="T46">ac</text:span><text:span text:style-name="T47">OS</text:span><text:span text:style-name="T46">)</text:span>. <text:span text:style-name="T61">Další možnosti </text:span>a podrobnosti o zde probíraných tématech jsou uvedeny v <text:span text:style-name="T62">nápovědě</text:span>.</text:p>
      <text:list xml:id="list3237497076" text:style-name="Heading_20_Tip">
        <text:list-item>
          <text:p text:style-name="P113">Tip</text:p>
        </text:list-item>
      </text:list>
      <text:p text:style-name="Text_20_Note"><text:bookmark-start text:name="__RefHeading___Toc152549_4065674847"/><text:span text:style-name="T6">Mnoho možností je určeno pro zkušené uživatele a programátory. </text:span><text:span text:style-name="T8">P</text:span><text:span text:style-name="T6">okud nerozumíme tomu, co volby způsobí, </text:span><text:span text:style-name="T9">je většinou nejlepší </text:span><text:span text:style-name="T6">je zanechat ve výchozím nastavení, </text:span><text:span text:style-name="T8">pokud instrukce uvedené v této knize nedoporučí opak</text:span><text:span text:style-name="T6">.</text:span><text:bookmark-end text:name="__RefHeading___Toc152549_4065674847"/></text:p>
      <text:h text:style-name="P101" text:outline-level="1"><text:bookmark-start text:name="__RefHeading___Toc57671_3017215800"/><text:span text:style-name="T6">Nastavení </text:span><text:alphabetical-index-mark text:string-value="možnosti nastavení"/><text:span text:style-name="T6">možností pro celý balík LibreOffice</text:span><text:bookmark-end text:name="__RefHeading___Toc57671_3017215800"/></text:h>
      <text:p text:style-name="P17">Tato část popisuje některá nastavení, která ovlivňují všechny součásti balíku LibreOffice. Informace o zbývajících nastaveních se nachází v nápovědě LibreOffice.</text:p>
      <text:p text:style-name="P28">Klepneme na <text:span text:style-name="Strong_20_Emphasis">Nástroje &gt; Možnosti</text:span><text:span text:style-name="Strong_20_Emphasis"><text:span text:style-name="T6"> </text:span></text:span><text:span text:style-name="T6">(</text:span><text:span text:style-name="Strong_20_Emphasis">LibreOffice &gt; Předvolby</text:span><text:span text:style-name="T6"> v </text:span><text:span text:style-name="T47">m</text:span><text:span text:style-name="T6">ac</text:span><text:span text:style-name="T7">OS</text:span><text:span text:style-name="T6">). </text:span>V levé části okna Možnosti - LibreOffice, které se otevře, se nachází seznam, jehož položky závisí na tom, která součást LibreOffice je právě otevřena. Ilustrace v této kapitole zobrazují seznam, po otevření z textového dokumentu v programu Writer. <text:span text:style-name="T6">Pokud používáme LibreOffice v jiném jazyce než v češtině, může být označení některých polí jiné, než je na ilustracích v této kapitole.</text:span></text:p>
      <text:p text:style-name="P26"><text:span text:style-name="T6">Klepneme na </text:span><text:span text:style-name="T47">značku rozbalení</text:span><text:span text:style-name="T6"> (ve tvaru znaménka + nebo trojúhelníku) </text:span><text:span text:style-name="T47">vedle</text:span><text:span text:style-name="T6"> </text:span><text:span text:style-name="Strong_20_Emphasis"><text:span text:style-name="T6">LibreOffice</text:span></text:span><text:span text:style-name="T6">. Zobrazí se seznam </text:span><text:span text:style-name="T47">podsekcí</text:span><text:span text:style-name="T6">. Vybereme-li některou z položek, </text:span><text:span text:style-name="T47">na</text:span><text:span text:style-name="T6"> pravé straně se k ní zobrazí odpovídající stránka.</text:span></text:p>
      <text:p text:style-name="Figure"><draw:frame draw:style-name="fr4" draw:name="Frame2" text:anchor-type="as-char" svg:width="5.673cm" draw:z-index="7"><draw:text-box fo:min-height="9.514cm"><text:p text:style-name="Caption"><draw:frame draw:style-name="fr18" draw:name="Image3" text:anchor-type="paragraph" svg:x="0.319cm" svg:y="0cm" svg:width="4.567cm" svg:height="8.934cm" draw:z-index="8"><draw:image xlink:href="Pictures/10000201000000C4000001CF3AF0003C6EE5515C.png" xlink:type="simple" xlink:show="embed" xlink:actuate="onLoad" loext:mime-type="image/png"/></draw:frame>Obrázek <text:sequence text:ref-name="refFigure0" text:name="Figure" text:formula="ooow:Figure+1" style:num-format="1">1</text:sequence>: Možnosti LibreOffice</text:p></draw:text-box></draw:frame></text:p>
      <text:list xml:id="list90646124422343" text:continue-list="list4235503438" text:style-name="Heading_20_Note">
        <text:list-item>
          <text:p text:style-name="Heading_20_Note">Poznámka</text:p>
        </text:list-item>
      </text:list>
      <text:p text:style-name="P69">Tlačítko <text:span text:style-name="Strong_20_Emphasis">Obnovit</text:span> , které se nachází v pravém dolním rohu dialogového okna Možnosti, obnoví <text:span text:style-name="T69"/> <text:span text:style-name="T70">hodnoty na stránce </text:span>na výchozí hodnoty zobrazené při otevření dialogového okna. <text:span text:style-name="T101">Na některých instalacích se může nazývat </text:span><text:span text:style-name="Strong_20_Emphasis"><text:span text:style-name="T101">Vrátit</text:span></text:span><text:span text:style-name="T101">.</text:span></text:p>
      <text:h text:style-name="P106" text:outline-level="2"><text:bookmark-start text:name="__RefHeading__136120_780470623"/><text:soft-page-break/><text:alphabetical-index-mark text:string-value="uživatelské údaje"/>Uživatelské údaje<text:bookmark-end text:name="__RefHeading__136120_780470623"/></text:h>
      <text:p text:style-name="P16">LibreOffice používá jméno a iniciály, které jsou zadané na stránce LibreOffice - Uživatelské údaje, mimo jiné k určení vlastností dokumentu (položky Vytvořen a Změněn) nebo jako jméno autora komentářů a změn a nebo určení adresy odesílatele do poštovní skupiny. Proto je důležité, aby tyto údaje byly správné.</text:p>
      <text:p text:style-name="P21">Vyplníme formulář nebo doplníme či odstraníme stávající údaje. Pokud nechceme, aby byla uživatelská data součástí vlastnosti dokumentu, <text:span text:style-name="T71">zrušíme výběr pole </text:span><text:span text:style-name="Strong_20_Emphasis"><text:span text:style-name="T71">Použít uživatelské údaje</text:span></text:span>.</text:p>
      <text:p text:style-name="Figure"><draw:frame draw:style-name="fr4" draw:name="Frame6" text:anchor-type="as-char" svg:width="12cm" draw:z-index="9"><draw:text-box fo:min-height="9.01cm"><text:p text:style-name="Caption"><draw:frame draw:style-name="fr12" draw:name="Image22" text:anchor-type="as-char" svg:width="12cm" style:rel-width="100%" svg:height="9.01cm" style:rel-height="scale" draw:z-index="10"><draw:image xlink:href="Pictures/100002010000029A000001F4EA49FE614A387693.png" xlink:type="simple" xlink:show="embed" xlink:actuate="onLoad" loext:mime-type="image/png"/></draw:frame><text:span text:style-name="T21"><text:line-break/></text:span>Obrázek <text:sequence text:ref-name="refFigure1" text:name="Figure" text:formula="ooow:Figure+1" style:num-format="1">2</text:sequence>: Dialogové okno s uživatelskými údaji</text:p></draw:text-box></draw:frame></text:p>
      <text:p text:style-name="P32"><text:span text:style-name="T107">V sekci Kryptografie můžeme nastavit preferovaný veřejný klíč pro šifrování OpenPGP a digitální podpis. Tyto preferované klíče budou předvoleny v dialogovém okně pro výběr klíčů,  </text:span><text:span text:style-name="T41">když</text:span><text:span text:style-name="T107"> podepíšeme nebo zašifrujeme dokument (viz </text:span><text:span text:style-name="T42">kapitola 10 Tisk, export, e-mail <text:s/>a podepisování dokumentů)</text:span><text:span text:style-name="T107">.</text:span></text:p>
      <text:h text:style-name="P106" text:outline-level="2"><text:bookmark-start text:name="__RefHeading__136122_780470623"/><text:alphabetical-index-mark text:string-value="obecné možnosti"/>Obecné<text:bookmark-end text:name="__RefHeading__136122_780470623"/></text:h>
      <text:p text:style-name="P57">Možnosti na stránce LibreOffice - Obecné (obrázek <text:sequence-ref text:reference-format="value" text:ref-name="refFigure2">3</text:sequence-ref>)  jsou popsány níže.</text:p>
      <text:p text:style-name="P15"><text:alphabetical-index-mark text:string-value="rozšířené tipy"/>Nápověda - Rozšířené tipy</text:p>
      <text:p text:style-name="P88">Pokud je zaškrtnuto pole Rozšířené tipy, nad ikonou, příkazem nabídky nebo polem dialogového okna se zobrazí stručné vysvětlení jejich funkce, když nad nimi bez klepnutí podržíme ukazatel myši.</text:p>
      <text:p text:style-name="P15">Nápověda – Zobrazovat okno „Nápověda není nainstalována”</text:p>
      <text:p text:style-name="P88">Pokud není nainstalována offline nápověda a toto pole není zaškrtnuto, <text:span text:style-name="T77">nebude se zobrazovat informační hlášení při </text:span><text:span text:style-name="T31">z</text:span><text:span text:style-name="T32">volení</text:span><text:span text:style-name="T77"> nápovědy.</text:span></text:p>
      <text:p text:style-name="P15">Nápověda – Zobrazovat při spuštění okno „Tip dne"</text:p>
      <text:p text:style-name="P84">Chceme-li, aby se se nezobrazovaly tipy dne, zrušíme výběr pole. <text:span text:style-name="T101">Zakázat zobrazování tipů můžeme také z dialogového okna tipů dne.</text:span></text:p>
      <text:p text:style-name="P15"><text:span text:style-name="T57">Dialogy Otevřít/Uložit</text:span> – Použijeme dialogová okna LibreOffice</text:p>
      <text:p text:style-name="P88"><text:span text:style-name="T30">Pokud vybereme</text:span><text:span text:style-name="T78"> tuto volbu, LibreOffice </text:span><text:span text:style-name="T30">bude používat</text:span><text:span text:style-name="T78"> vlastní dialogová okna pro otevření a uložení souboru. Při zrušení této volby se budou používat dialogová okna pro otevření a uložení operačního systému. V této knize se na ilustracích používají dialogová okna LibreOffice.</text:span></text:p>
      <text:p text:style-name="P11"><text:soft-page-break/><text:alphabetical-index-mark text:string-value="možnosti stavu dokumentu"/><text:span text:style-name="T95">S</text:span>tav dokumentu - Tisk nastaví stav „dokument změněn"</text:p>
      <text:p text:style-name="P81">Pokud je zaškrtnuta tato možnost, datum tisku dokumentu se zaznamená jako změna vlastností dokumentu. Při pozdějším zavírání dokumentu proto budeme vyzváni k uložení dokumentu, i když jsme neprovedli žádné změny.</text:p>
      <text:p text:style-name="P42"><draw:frame draw:style-name="fr4" draw:name="Frame3" text:anchor-type="as-char" svg:width="9.73cm" draw:z-index="11"><draw:text-box fo:min-height="9.544cm"><text:p text:style-name="Caption"><draw:frame draw:style-name="fr12" draw:name="Image5" text:anchor-type="as-char" svg:width="9.088cm" style:rel-width="100%" svg:height="8.599cm" style:rel-height="scale" draw:z-index="13"><draw:image xlink:href="Pictures/10000201000001860000017109A419BE7A65E8BC.png" xlink:type="simple" xlink:show="embed" xlink:actuate="onLoad" loext:mime-type="image/png"/></draw:frame><text:span text:style-name="T21"><text:line-break/></text:span>Obrázek <text:sequence text:ref-name="refFigure2" text:name="Figure" text:formula="ooow:Figure+1" style:num-format="1">3</text:sequence>: Nastavení obecných možností LibreOffice</text:p></draw:text-box></draw:frame></text:p>
      <text:p text:style-name="P13"><text:alphabetical-index-mark text:string-value="rok (dvě číslice)"/><text:span text:style-name="T6">Rok (</text:span><text:span text:style-name="T14">D</text:span><text:span text:style-name="T6">vě </text:span><text:span text:style-name="T14">č</text:span><text:span text:style-name="T6">íslice)</text:span></text:p>
      <text:p text:style-name="P74">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5">Pomoc při zlepšování LibreOffice – Shromažďovat údaje o používání programu a odesílat je The Document Foundation</text:p>
      <text:p text:style-name="P76">Pro vylepšení použitelnosti softwaru odesílá data o použití do The Document Foundation. Data o použití jsou zaslána anonymně a nepřenáší žádný obsah dokumentu, pouze používané příkazy.</text:p>
      <text:p text:style-name="P7">Pomoc při zlepšování LibreOffice – <text:span text:style-name="T72">Odešle hlášení o pádu do The Document Foundation</text:span></text:p>
      <text:p text:style-name="P87"><text:span text:style-name="T17">(Pouze na Windows.) </text:span><text:span text:style-name="T10">Pokud zvolíme tuto volbu,</text:span><text:span text:style-name="T6"> zapne se nástroj pro hlášení chyb v případě, že dojde k pádu programu. Nástroj shromažďuje všechny potřebné informace, které mohou vývojářům programu pomoci zlepšit kód. </text:span><text:span text:style-name="T10">M</text:span>ůžeme také <text:span text:style-name="T30">dodat</text:span> další informace, které mohou vývojářům pomoci lokalizovat chybu. <text:span text:style-name="T78">Pro další informace se podívejte do nápovědy. </text:span></text:p>
      <text:p text:style-name="Definition_20_Term">Rychlé spuštění LibreOffice – Načte LibreOffice během startu systému</text:p>
      <text:p text:style-name="P85">Je-li <text:span text:style-name="T30">tato volba vybrána</text:span>, soubory s knihovnami programu LibreOffice jsou načteny při spuštění operačního systému, což má za následek kratší dobu spouštění jednotlivých programů LibreOffice. <text:span text:style-name="T85">Stará nabídka v systémové liště se již nepoužívá. Tato funkce není dostupná v macOS.</text:span></text:p>
      <text:h text:style-name="P106" text:outline-level="2"><text:bookmark-start text:name="__RefHeading__136126_780470623"/><text:alphabetical-index-mark text:string-value="možnosti zobrazení"/>Zobrazení<text:bookmark-end text:name="__RefHeading__136126_780470623"/></text:h>
      <text:p text:style-name="P16">Možnosti na stránce LibreOffice - Zobrazení <text:span text:style-name="T26">ovlivňují</text:span> vzhled a chování oken LibreOffice. Některé z možností jsou popsány níže, obrázek  <text:sequence-ref text:reference-format="value" text:ref-name="refFigure3">4</text:sequence-ref>. Nastavíme je podle svých osobních preferencí. <text:span text:style-name="T86">Některé dostupné volby se nacházejí v různých operačních systémech na různých místech; obrázek níže ukazuje možnosti ve Windows 10.</text:span></text:p>
      <text:p text:style-name="Figure"><text:soft-page-break/><draw:frame draw:style-name="fr4" draw:name="Frame1" text:anchor-type="as-char" svg:width="12.488cm" draw:z-index="14"><draw:text-box fo:min-height="9.23cm"><text:p text:style-name="P36"><draw:frame draw:style-name="fr17" draw:name="Image1" text:anchor-type="paragraph" svg:x="0cm" svg:y="0cm" svg:width="12.501cm" svg:height="8.729cm" draw:z-index="15"><draw:image xlink:href="Pictures/10000201000001EA000001564903A6C86806DE06.png" xlink:type="simple" xlink:show="embed" xlink:actuate="onLoad" loext:mime-type="image/png"/></draw:frame>Obrázek <text:sequence text:ref-name="refFigure3" text:name="Figure" text:formula="ooow:Figure+1" style:num-format="1">4</text:sequence>: <text:span text:style-name="T6">Volba možností zobrazení v aplikacích LibreOffice</text:span></text:p></draw:text-box></draw:frame></text:p>
      <text:p text:style-name="P12">Styl ikon</text:p>
      <text:p text:style-name="P79">Toto pole určuje styl ikon <text:span text:style-name="T79">používaných</text:span> v nástrojových lištách a v dialogových oknech. <text:span text:style-name="T79">A</text:span>utomatická volba používá sadu ikon kompatibilní s vaším operačním systémem a výběrem desktopového prostředí. <text:span text:style-name="T79">K dispozici je několik sad ikon: Colibre, Breeze, Breeze Dark, Elementary, Karasa Jaga, Sifr, Sifr Dark a Tango. Můžeme také přidat ikony pomocí rozšíření, což je popsáno v kapitole 14 Přizpůsobení LibreOffice.</text:span></text:p>
      <text:p text:style-name="P8"><text:alphabetical-index-mark text:string-value="velikost a styl ikon (uživatelské rozhraní)"/>Velikost ikon – <text:span text:style-name="T80">Nástrojová lišta, Lišta karet, Postranní lišta</text:span></text:p>
      <text:p text:style-name="P77">Toto pole určuje velikost zobrazení ikon na nástrojových lištách (Automaticky, Malá, Velká). Možnost Automaticky znamená, že se použije hodnota z nastavení operačního systému. <text:span text:style-name="T79">Nástrojové lišty, postranní lišta a lišta karet(karty, kompaktní a kontextové verze) mohou mít rozdílná nastavení.</text:span></text:p>
      <text:p text:style-name="Definition_20_Term">Viditelnost – <text:span text:style-name="T80">Ikony v hlavní nabídce, zkratky</text:span></text:p>
      <text:p text:style-name="P78">Můžeme zvolit, zda chceme skrýt či zobrazit <text:span text:style-name="T81">ikony nebo text v hlavní nabídce a místních nabídkách.</text:span></text:p>
      <text:p text:style-name="P14"><text:alphabetical-index-mark text:string-value="umistění myši"/><text:span text:style-name="T6">Myš – </text:span><text:span text:style-name="T11">U</text:span><text:span text:style-name="T6">místění</text:span></text:p>
      <text:p text:style-name="P74">Určuje, zda a jak se do nově otevřených dialogových oken umisťuje kurzor myši.</text:p>
      <text:p text:style-name="P9">Myš – <text:span text:style-name="T87">prostřední </text:span>tlačítko</text:p>
      <text:p text:style-name="P74">Určuje funkci <text:alphabetical-index-mark text:string-value="funkce prostředního tlačítka myši"/>prostředního tlačítka myši <text:span text:style-name="T79">(je-li přítomno)</text:span>.</text:p>
      <text:list xml:id="list1096660958" text:style-name="List_20_2">
        <text:list-item>
          <text:p text:style-name="P120">Automatické posouvání – pokud podržíme prostřední tlačítko myši, můžeme přetažením posunovat zobrazení.</text:p>
        </text:list-item>
        <text:list-item>
          <text:p text:style-name="P120">Vložit obsah schránky– stiskem prostředního tlačítka myši vložíme obsah „<text:alphabetical-index-mark text:string-value="schránka"/>schránky výběru” na pozici kurzoru.</text:p>
        </text:list-item>
      </text:list>
      <text:p text:style-name="P82"><text:alphabetical-index-mark text:string-value="schránka výběru"/>„Schránka výběru“ je nezávislá na běžné schránce, kterou používáme pomocí <text:span text:style-name="Strong_20_Emphasis">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20_Heading">Funkce</text:p>
          </table:table-cell>
          <table:table-cell table:style-name="Table43.A1" office:value-type="string">
            <text:p text:style-name="Table_20_Heading">Schránka</text:p>
          </table:table-cell>
          <table:table-cell table:style-name="Table43.A1" office:value-type="string">
            <text:p text:style-name="Table_20_Heading">Schránka výběru</text:p>
          </table:table-cell>
        </table:table-row>
        <table:table-row table:style-name="Table43.2">
          <table:table-cell table:style-name="Table43.A2" office:value-type="string">
            <text:p text:style-name="P45">Kopírovat obsah</text:p>
          </table:table-cell>
          <table:table-cell table:style-name="Table43.A2" office:value-type="string">
            <text:p text:style-name="P46"><text:span text:style-name="Strong_20_Emphasis">Úpravy &gt; Kopírovat</text:span> <text:span text:style-name="Emphasis">Ctrl + C</text:span></text:p>
          </table:table-cell>
          <table:table-cell table:style-name="Table43.C2" office:value-type="string">
            <text:p text:style-name="P45">Výběr textu, tabulky nebo objektu.</text:p>
          </table:table-cell>
        </table:table-row>
        <table:table-row table:style-name="Table43.3">
          <table:table-cell table:style-name="Table43.A2" office:value-type="string">
            <text:p text:style-name="P45">Vložit obsah</text:p>
          </table:table-cell>
          <table:table-cell table:style-name="Table43.A2" office:value-type="string">
            <text:p text:style-name="P46"><text:span text:style-name="Strong_20_Emphasis">Úpravy &gt; Vložit</text:span> <text:span text:style-name="Emphasis">Ctrl + V</text:span> vloží obsah na pozici kurzoru.</text:p>
          </table:table-cell>
          <table:table-cell table:style-name="Table43.A2" office:value-type="string">
            <text:p text:style-name="P45">Klepnutí prostředního tlačítka myši vloží obsah na pozici ukazatele myši.</text:p>
          </table:table-cell>
        </table:table-row>
        <table:table-row table:style-name="Table43.1">
          <table:table-cell table:style-name="Table43.A2" office:value-type="string">
            <text:p text:style-name="P45">Vložit do jiného dokumentu</text:p>
          </table:table-cell>
          <table:table-cell table:style-name="Table43.A2" office:value-type="string">
            <text:p text:style-name="P45">Nemá vliv na obsah schránky.</text:p>
          </table:table-cell>
          <table:table-cell table:style-name="Table43.A2" office:value-type="string">
            <text:p text:style-name="P45">Obsahem schránky výběru je naposledy označený výběr.</text:p>
          </table:table-cell>
        </table:table-row>
      </table:table>
      <text:p text:style-name="P5"><text:soft-page-break/>Grafický <text:span text:style-name="T95">v</text:span>ýstup – Použít hardwarovou akceleraci</text:p>
      <text:p text:style-name="P74">Pro urychlení zobrazování obrázků se přímo využijí hardwarové možnosti grafického karty. Tato možnost není podporována ve všech operačních systémech nebo distribucích balíku LibreOffice.</text:p>
      <text:p text:style-name="P5">Grafický <text:span text:style-name="T95">v</text:span>ýstup – Použít vyhlazení</text:p>
      <text:p text:style-name="P74">Povolí nebo zakáže vyhlazování, díky čemuž se bude většina grafických objektů zobrazovat hladší a s menším počtem artefaktů. Tato možnost není podporována ve všech operačních systémech nebo distribucích balíku LibreOffice.</text:p>
      <text:list xml:id="list90646050153842" text:continue-list="list3237497076" text:style-name="Heading_20_Tip">
        <text:list-item>
          <text:p text:style-name="P114">Tip</text:p>
        </text:list-item>
      </text:list>
      <text:p text:style-name="P67">Vyhlazování se po změně nastavení uplatní, pokud stisknutím <text:span text:style-name="Emphasis">Shift + Ctrl + R</text:span> obnovíme zobrazení aktuálního dokumentu.</text:p>
      <text:p text:style-name="P5">Grafický <text:span text:style-name="T95">v</text:span>ýstup – Použít OpenGL pro veškeré vykreslování</text:p>
      <text:p text:style-name="P73">Povolí nebo zakáže použít 3D grafický jazyk OpenGL. Tato možnost není podporována ve všech operačních systémech nebo distribucích balíku LibreOffice.</text:p>
      <text:p text:style-name="P13"><text:span text:style-name="T6">Grafický </text:span><text:span text:style-name="T14">v</text:span><text:span text:style-name="T6">ýstup – </text:span><text:span text:style-name="T53">Ignorovat</text:span><text:span text:style-name="T6"> seznam zakázaných pro OpenGL</text:span></text:p>
      <text:p text:style-name="P7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63">Seznam písem - Zobrazit <text:alphabetical-index-mark text:string-value="náhled" text:key1="písmo"/>náhled písem</text:p>
      <text:p text:style-name="P74">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 Písma, která byla přizpůsobena speciálním požadavkům některých jazyků, jako jsou například arabština, hebrejština nebo malabarština, navíc zobrazují i ​​dodatečnou ukázku textu.</text:p>
      <text:p text:style-name="P64"><text:span text:style-name="T53">Seznam písem</text:span><text:span text:style-name="T6"> – </text:span><text:alphabetical-index-mark text:string-value="vyhlazování písem na obrazovce"/><text:alphabetical-index-mark text:string-value="písma na obrazovce, vyhlazování"/><text:span text:style-name="T6">Vyhlazování písem na obrazovce</text:span></text:p>
      <text:p text:style-name="P80">(Není k dispozici v systému Windows.) Tuto možnost vybereme, chceme-li, aby se text zobrazoval vyhlazený. Zadáme nejmenší velikost písma, při které se již má vyhlazování použít.</text:p>
      <table:table table:name="Table44" table:style-name="Table44">
        <table:table-column table:style-name="Table44.A"/>
        <table:table-column table:style-name="Table44.B"/>
        <table:table-row table:style-name="Table44.1">
          <table:table-cell table:style-name="Table44.A1" office:value-type="string">
            <text:p text:style-name="P66"><draw:frame draw:style-name="fr16"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66"><draw:frame draw:style-name="fr15" draw:name="Image356" text:anchor-type="as-char" svg:width="6.5cm" svg:height="6.985cm" draw:z-index="2"><draw:image xlink:href="Pictures/100000000000017600000192672AD3071E32DB22.png" xlink:type="simple" xlink:show="embed" xlink:actuate="onLoad" loext:mime-type="image/png"/></draw:frame></text:p>
          </table:table-cell>
        </table:table-row>
        <table:table-row table:style-name="Table44.2">
          <table:table-cell table:style-name="Table44.A2" table:number-columns-spanned="2" office:value-type="string">
            <text:p text:style-name="P34">Obrázek <text:sequence text:ref-name="refFigure4" text:name="Figure" text:formula="ooow:Figure+1" style:num-format="1">5</text:sequence>: Seznam písem (vlevo) s náhledem, (vpravo) bez náhledu</text:p>
          </table:table-cell>
          <table:covered-table-cell/>
        </table:table-row>
      </table:table>
      <text:h text:style-name="P107" text:outline-level="2"><text:bookmark-start text:name="__RefHeading__136128_780470623"/><text:soft-page-break/><text:alphabetical-index-mark text:string-value="obecné" text:key1="možnosti tisku"/>Tisk<text:bookmark-end text:name="__RefHeading__136128_780470623"/></text:h>
      <text:p text:style-name="P57">Na stránce LibreOffice - Tisk <text:span text:style-name="T59">nastavujeme </text:span>možnosti tak, aby vyhovovaly výchozí tiskárně a obvyklým požadavkům na tisk. Většina možností nepotřebuje další vysvětlení.</text:p>
      <text:p text:style-name="Figure"><draw:frame draw:style-name="fr4" draw:name="Frame14" text:anchor-type="as-char" svg:width="11.255cm" draw:z-index="16"><draw:text-box fo:min-height="8.528cm"><text:p text:style-name="Caption"><draw:frame draw:style-name="fr12" draw:name="Image13" text:anchor-type="as-char" svg:width="11.255cm" style:rel-width="100%" svg:height="8.528cm" style:rel-height="scale" draw:z-index="17"><draw:image xlink:href="Pictures/10000201000001E30000016EA21AD8F66FFF56A6.png" xlink:type="simple" xlink:show="embed" xlink:actuate="onLoad" loext:mime-type="image/png"/></draw:frame><text:span text:style-name="T21"><text:line-break/></text:span>Obrázek <text:sequence text:ref-name="refFigure5" text:name="Figure" text:formula="ooow:Figure+1" style:num-format="1">6</text:sequence>: <text:span text:style-name="T73">Volba obecných možností tisku, platných pro všechny součásti balíku LibreOffice</text:span></text:p></draw:text-box></draw:frame></text:p>
      <text:p text:style-name="P54">V části <text:span text:style-name="T33">U</text:span>pozornění tiskárn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90644270770817" text:continue-numbering="true" text:style-name="Heading_20_Tip">
        <text:list-item>
          <text:p text:style-name="Heading_20_Tip">Tip</text:p>
        </text:list-item>
      </text:list>
      <text:p text:style-name="P71">Rozdíl v nastavené a používané velikosti papíru je nejčastější příčinou toho, že je text nahoře, dole nebo po stranách oříznut nebo že tiskárna odmítne dokument vytisknout.</text:p>
      <text:list xml:id="list90644743553548" text:continue-list="list90646124422343" text:style-name="Heading_20_Note">
        <text:list-item>
          <text:p text:style-name="Heading_20_Note">Poznámka</text:p>
        </text:list-item>
      </text:list>
      <text:p text:style-name="Text_20_Note">Linuxové instalace mají speciální volbu (není zobrazena na obrázku <text:sequence-ref text:reference-format="value" text:ref-name="refFigure5">6</text:sequence-ref>): PDF jako výchozí formát tiskových úloh. Výběrem této možnosti změníme vnitřní formát tiskové úlohy z formátu PostScript na formát PDF. Tento formát má oproti PostScriptu řadu výhod. Více informací najdeme na <text:a xlink:type="simple" xlink:href="https://www.linuxfoundation.org/collaborate/workgroups/openprinting/pdf_as_standard_print_job_format" text:style-name="Internet_20_link" text:visited-style-name="Visited_20_Internet_20_Link"><text:span text:style-name="T108">https://www.linuxfoundation.org/collaborate/workgroups/openprinting/pdf_as_standard_print_job_format</text:span>.</text:a></text:p>
      <text:p text:style-name="Text_20_Note">Zrušením výběru této volby se stane výchozím tiskovým formátem opět Postscript.</text:p>
      <text:h text:style-name="P106" text:outline-level="2"><text:bookmark-start text:name="__RefHeading__136130_780470623"/><text:alphabetical-index-mark text:string-value="možnosti cest"/>Cesty<text:bookmark-end text:name="__RefHeading__136130_780470623"/></text:h>
      <text:p text:style-name="P16">Na stránce LibreOffice - Cesty můžeme na základě svých pracovních zvyklostí změnit <text:alphabetical-index-mark text:string-value="umístění souborů"/>umístění souborů, které jsou s balíkem LibreOffice spojeny nebo které používá. <text:span text:style-name="T37">N</text:span>apříklad můžeme nastavit jiné výchozí umístění než Moje Dokumenty.</text:p>
      <text:p text:style-name="P29">Změny provedeme tak, že vybereme položku v seznamu zobrazeném na obrázku <text:sequence-ref text:reference-format="value" text:ref-name="refFigure6">7</text:sequence-ref><text:s/> a klepneme na <text:span text:style-name="Strong_20_Emphasis">Upravit</text:span>. V dialogovém okně Vyberte cest<text:span text:style-name="T108">u</text:span> (není zobrazeno: název může být i Upravit cesty) přidáme nebo odstraníme složky podle potřeby a klepnutím na  <text:span text:style-name="Strong_20_Emphasis">OK</text:span> se vrátíme do okna Možnosti. <text:span text:style-name="T43">N</text:span>ěkteré položky mohou mít přiřazeny dvě i více cest: <text:span text:style-name="T104">Uživatelskou cestu </text:span><text:soft-page-break/> ke složce uživatele (obvykle na osobním počítači uživatele) <text:span text:style-name="T104">a </text:span><text:span text:style-name="T37">Interní cestu</text:span> ke společné složce <text:span text:style-name="T104">, kde je nainstalován LibreOffice</text:span> (může být na síti).</text:p>
      <text:list xml:id="list90645323122241" text:continue-list="list90644270770817" text:style-name="Heading_20_Tip">
        <text:list-item>
          <text:p text:style-name="Heading_20_Tip">Tip</text:p>
        </text:list-item>
      </text:list>
      <text:p text:style-name="P67">Položky v seznamu na stránce LibreOffice - Cesty můžeme přidat do seznamu souborů (například soubory s definicí automatického textu), které pravidelně zálohujeme nebo které chceme zkopírovat na jiný počítač.</text:p>
      <text:p text:style-name="P65"><draw:frame draw:style-name="fr4" draw:name="Frame8" text:anchor-type="as-char" svg:width="16.302cm" draw:z-index="18"><draw:text-box fo:min-height="9.927cm"><text:p text:style-name="Caption"><draw:frame draw:style-name="fr6" draw:name="Image15" text:anchor-type="paragraph" svg:width="16.302cm" svg:height="9.821cm" draw:z-index="19"><draw:image xlink:href="Pictures/10000201000002BE000001A765BC70678DF34FE0.png" xlink:type="simple" xlink:show="embed" xlink:actuate="onLoad" loext:mime-type="image/png"/></draw:frame>Obrázek <text:sequence text:ref-name="refFigure6" text:name="Figure" text:formula="ooow:Figure+1" style:num-format="1">7</text:sequence>: <text:span text:style-name="T83">Zobrazení cest souborů používaných programem LibreOffice</text:span></text:p></draw:text-box></draw:frame></text:p>
      <text:h text:style-name="P106" text:outline-level="2"><text:bookmark-start text:name="__RefHeading__136134_780470623"/><text:alphabetical-index-mark text:string-value="náhrady" text:key1="písmo"/><text:alphabetical-index-mark text:string-value="možnosti" text:key1="písmo"/>Písma<text:bookmark-end text:name="__RefHeading__136134_780470623"/></text:h>
      <text:p text:style-name="P1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90644209444962" text:continue-list="list90644743553548" text:style-name="Heading_20_Note">
        <text:list-item>
          <text:p text:style-name="Heading_20_Note">Poznámka</text:p>
        </text:list-item>
      </text:list>
      <text:p text:style-name="P67">Tato nastavení neovlivní výchozí písmo dokumentů. K tomu je třeba změnit výchozí šablonu, což je popsáno v kapitole 3 <text:span text:style-name="T89">Používání stylů a šablon</text:span>.</text:p>
      <text:p text:style-name="P60">Na stránce LibreOffice – Písma:</text:p>
      <text:list xml:id="list2186902918" text:style-name="Numbering_20_1">
        <text:list-item text:start-value="1">
          <text:p text:style-name="P121">Zaškrtneme možnost <text:span text:style-name="Strong_20_Emphasis">Použít </text:span><text:alphabetical-index-mark text:string-value="tabulka náhrad" text:key1="písmo"/><text:alphabetical-index-mark text:string-value="tabulka náhrad (písmo)"/><text:span text:style-name="Strong_20_Emphasis">tabulku náhrad</text:span>.</text:p>
        </text:list-item>
        <text:list-item>
          <text:p text:style-name="P121">V poli <text:span text:style-name="Strong_20_Emphasis">Písmo</text:span> vybereme nebo zadáme název písma, které se má nahradit. (Pokud ho v systému nemáme, tak se v rozbalovacím seznamu nezobrazí, a proto je potřeba jeho název zadat.).</text:p>
        </text:list-item>
        <text:list-item>
          <text:p text:style-name="P121">V poli <text:span text:style-name="Strong_20_Emphasis">Nahradit za</text:span> vybereme vhodné písmo ze seznamu písem nainstalovaných na počítači.</text:p>
        </text:list-item>
        <text:list-item>
          <text:p text:style-name="P121"><text:span text:style-name="T88">Klepneme na </text:span><text:span text:style-name="T35">ikonu </text:span>vpravo od textového pole <text:span text:style-name="Emphasis">Nahradit za</text:span>. V textovém poli pod vstupními poli se zobrazí nový řádek se zadanými údaji. V něm zaškrtneme <text:span text:style-name="Strong_20_Emphasis">Vždy</text:span>, pokud chceme originální písmo nahradit i tehdy, když <text:soft-page-break/>je v počítači nainstalováno. Pole <text:span text:style-name="Strong_20_Emphasis">Jen obrazovka</text:span> zaškrtneme, pokud chceme písmo nahradit jen na obrazovce, ale ne při tisku. Význam kombinací těchto nastavení je uveden v tabulce <text:sequence-ref text:reference-format="value" text:ref-name="refTable0">1</text:sequence-ref>.</text:p>
        </text:list-item>
        <text:list-item>
          <text:p text:style-name="P122">V dolní části okna můžeme změnit typ a velikost písma, kterým se zobrazuje zdrojový kód, například HTML nebo Basic (v makrech).</text:p>
        </text:list-item>
      </text:list>
      <text:p text:style-name="Figure"><draw:frame draw:style-name="fr4" draw:name="Frame13" text:anchor-type="as-char" svg:width="11.675cm" draw:z-index="21"><draw:text-box fo:min-height="10.509cm"><text:p text:style-name="Caption"><draw:frame draw:style-name="fr6" draw:name="Image7" text:anchor-type="paragraph" svg:width="11.534cm" svg:height="10.557cm" draw:z-index="22"><draw:image xlink:href="Pictures/10000201000001EF000001C5CA428DA0528E13A2.png" xlink:type="simple" xlink:show="embed" xlink:actuate="onLoad" loext:mime-type="image/png"/></draw:frame>Obrázek <text:sequence text:ref-name="refFigure7" text:name="Figure" text:formula="ooow:Figure+1" style:num-format="1">8</text:sequence>: <text:span text:style-name="T84">Definování náhrady písma jiným písmem</text:span></text:p></draw:text-box></draw:frame></text:p>
      <text:p text:style-name="P56">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45">zaškrtnuto</text:p>
          </table:table-cell>
          <table:table-cell table:style-name="Table45.A2" office:value-type="string">
            <text:p text:style-name="P45">nezaškrtnuto</text:p>
          </table:table-cell>
          <table:table-cell table:style-name="Table45.C2" office:value-type="string">
            <text:p text:style-name="P45">Písmo se nahradí na obrazovce i při tisku, i když je písmo nainstalováno.</text:p>
          </table:table-cell>
        </table:table-row>
        <table:table-row table:style-name="Table45.1">
          <table:table-cell table:style-name="Table45.A2" office:value-type="string">
            <text:p text:style-name="P45">zaškrtnuto</text:p>
          </table:table-cell>
          <table:table-cell table:style-name="Table45.A2" office:value-type="string">
            <text:p text:style-name="P45">zaškrtnuto</text:p>
          </table:table-cell>
          <table:table-cell table:style-name="Table45.A2" office:value-type="string">
            <text:p text:style-name="P45">Písmo se nahradí jen na obrazovce, i když je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zaškrtnuto</text:p>
          </table:table-cell>
          <table:table-cell table:style-name="Table45.C2" office:value-type="string">
            <text:p text:style-name="P45">Písmo se nahradí jen na obrazovce, pokud není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nezaškrtnuto</text:p>
          </table:table-cell>
          <table:table-cell table:style-name="Table45.A2" office:value-type="string">
            <text:p text:style-name="P45">Písmo se nahradí na obrazovce i při tisku, pouze pokud není nainstalováno.</text:p>
          </table:table-cell>
        </table:table-row>
      </table:table>
      <text:h text:style-name="P108" text:outline-level="2"><text:bookmark-start text:name="__RefHeading__136136_780470623"/><text:alphabetical-index-mark text:string-value="možnosti zabezpečení"/>Zabezpečení<text:bookmark-end text:name="__RefHeading__136136_780470623"/></text:h>
      <text:p text:style-name="P16">Na stránce <text:alphabetical-index-mark text:string-value="možnosti sdílení souborů"/>LibreOffice - Zabezpečení můžeme upravit možnosti zabezpečení pro ukládání dokumentů a pro otevírání dokumentů obsahujících makra.</text:p>
      <text:p text:style-name="P5">Možnosti <text:span text:style-name="T96">z</text:span>abezpečení a <text:span text:style-name="T96">v</text:span>arování</text:p>
      <text:p text:style-name="P74">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82"><text:soft-page-break/>Klepnutím na tlačítko <text:span text:style-name="Strong_20_Emphasis">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aně <text:bookmark-ref text:reference-format="page" text:ref-name="__RefHeading__3328_229261677">13</text:bookmark-ref>.</text:p>
      <text:p text:style-name="P39"><draw:frame draw:style-name="fr2" draw:name="Frame1210" text:anchor-type="as-char" svg:width="12.869cm" draw:z-index="25"><draw:text-box fo:min-height="8.671cm"><text:p text:style-name="Caption"><draw:frame draw:style-name="fr10" draw:name="Image16" text:anchor-type="char" svg:x="0cm" svg:y="0cm" svg:width="12.501cm" svg:height="8.811cm" draw:z-index="26"><draw:image xlink:href="Pictures/10000201000001F5000001612C555C8A66BAFAB0.png" xlink:type="simple" xlink:show="embed" xlink:actuate="onLoad" loext:mime-type="image/png"/></draw:frame><text:span text:style-name="T6">Obrázek </text:span><text:span text:style-name="T6"><text:sequence text:ref-name="refFigure8" text:name="Figure" text:formula="ooow:Figure+1" style:num-format="1">9</text:sequence></text:span><text:span text:style-name="T6">: Volba možností zabezpečení pro otevírání a ukládání dokumentů</text:span></text:p></draw:text-box></draw:frame></text:p>
      <text:p text:style-name="P5">Hesla pro připojení k webu</text:p>
      <text:p text:style-name="P74">Můžeme zadat hlavní heslo, které umožní snadno přistupovat k webovým stránkám vyžadujícím uživatelské jméno a heslo. LibreOffice bude bezpečně ukládat všechna hesla, která použijeme pro přístup k souborům z webových serverů. Abychom hesla ze seznamu získali, je potřeba zadat hlavní heslo.</text:p>
      <text:p text:style-name="P5">Zabezpečení maker</text:p>
      <text:p text:style-name="P82">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P5">Cesta pro certifikáty</text:p>
      <text:p text:style-name="P82">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 <text:span text:style-name="T89">V systému Windows používá LibreOffice k ukládání a načítání certifikátů výchozí umístění Windows.</text:span></text:p>
      <text:p text:style-name="P4">TSAs – autority časových razítek</text:p>
      <text:p text:style-name="P82"><text:span text:style-name="T27">U</text:span><text:span text:style-name="T74">možňuje volitelně vybrat adresu URL autority časového razítka (TSA) pro dokumenty PDF vytvořené v LibreOffice. Příjemci dokumentů PDF s důvěryhodným časovým razítkem mohou ověřit, kdy byl dokument digitálně nebo elektronicky podepsán, a také ověřit, že se dokument nezměnil po datu aplikace časového razítka.</text:span></text:p>
      <text:h text:style-name="P110" text:outline-level="3"><text:bookmark-start text:name="__RefHeading__3328_229261677"/><text:soft-page-break/>Možnosti zabezpečení a varování<text:bookmark-end text:name="__RefHeading__3328_229261677"/></text:h>
      <text:p text:style-name="P58"><text:span text:style-name="T89">Většina</text:span> voleb v dialogovém okně  <text:span text:style-name="T96">M</text:span>ožnosti zabezpečení a <text:span text:style-name="T96">u</text:span>pozorňování (obrázek <text:sequence-ref text:reference-format="value" text:ref-name="refFigure9">10</text:sequence-ref>) nepotřebuje další vysvětlení.</text:p>
      <text:p text:style-name="P39"><draw:frame draw:style-name="fr5" draw:name="Frame1310" text:anchor-type="as-char" svg:width="11.439cm" draw:z-index="27"><draw:text-box fo:min-height="6.983cm"><text:p text:style-name="Caption"><draw:frame draw:style-name="fr14" draw:name="Image17" text:anchor-type="char" svg:width="11.31cm" svg:height="6.858cm" draw:z-index="28"><draw:image xlink:href="Pictures/10000201000001FB0000013028D0D06FC4F48E89.png" xlink:type="simple" xlink:show="embed" xlink:actuate="onLoad" loext:mime-type="image/png"/></draw:frame><text:span text:style-name="T6">Obrázek </text:span><text:span text:style-name="T6"><text:sequence text:ref-name="refFigure9" text:name="Figure" text:formula="ooow:Figure+1" style:num-format="1">10</text:sequence></text:span><text:span text:style-name="T6">: Dialogové okno </text:span><text:span text:style-name="T15">M</text:span><text:span text:style-name="T6">ožnosti zabezpečení a </text:span><text:span text:style-name="T15">u</text:span><text:span text:style-name="T6">pozorňování</text:span></text:p></draw:text-box></draw:frame></text:p>
      <text:p text:style-name="P5"><text:alphabetical-index-mark text:string-value="odstranění osobních informací při ukládání"/>Odstranit při ukládání osobní informace</text:p>
      <text:p text:style-name="P74">Pokud zaškrtneme tuto možnost, při ukládání se z vlastností souboru vždy odstraní uživatelské údaje. Pokud tyto údaje chceme z určitých dokumentů odstranit ručně, zaškrtnutí této možnosti zrušíme.</text:p>
      <text:p text:style-name="P13"><text:alphabetical-index-mark text:string-value="Pro otevření hypertextových odkazů vyžadovat Ctrl-klepnutí"/><text:span text:style-name="T6">Pro </text:span><text:span text:style-name="T54">o</text:span><text:span text:style-name="T55">tevření </text:span><text:span text:style-name="T6"> hypertextových odkazů vyžadovat Ctrl-klepnutí</text:span></text:p>
      <text:p text:style-name="P82">Jako výchozí chování je v LibreOffice nastaveno, že pro otevírání odkazů je třeba použít kombinaci <text:span text:style-name="Emphasis">Ctrl + 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h text:style-name="P106" text:outline-level="2"><text:bookmark-start text:name="__RefHeading__136138_780470623"/><text:alphabetical-index-mark-start text:id="IMark2944214134952" text:main-entry="true"/>Přizpůsobení<text:bookmark-end text:name="__RefHeading__136138_780470623"/><text:alphabetical-index-mark-end text:id="IMark2944214134952"/></text:h>
      <text:p text:style-name="P55">Celkový vzhled programu LibreOffice můžeme upravit pomocí motivů vzhledu.</text:p>
      <text:p text:style-name="P16">Na stránce LibreOffice - Přizpůsobení zvolíme <text:span text:style-name="Strong_20_Emphasis"><text:span text:style-name="T66">Předinstalovaný</text:span></text:span><text:span text:style-name="Strong_20_Emphasis"> motiv</text:span> a poté klepneme <text:span text:style-name="T28">na</text:span> ikonu tématu <text:span text:style-name="T75">a klepneme na </text:span><text:span text:style-name="Strong_20_Emphasis"><text:span text:style-name="T75">Použít</text:span></text:span>. Po chvíli se vzhled LibreOffice změní.</text:p>
      <text:p text:style-name="Figure"><draw:frame draw:style-name="fr4" draw:name="Frame12" text:anchor-type="as-char" svg:width="9.751cm" draw:z-index="29"><draw:text-box fo:min-height="5.556cm"><text:p text:style-name="Caption"><draw:frame draw:style-name="fr13" draw:name="Image4" text:anchor-type="char" svg:x="0cm" svg:y="0.079cm" svg:width="9.751cm" svg:height="5.001cm" draw:z-index="30"><draw:image xlink:href="Pictures/10000201000001EE00000108B3DBD044037DDFE2.png" xlink:type="simple" xlink:show="embed" xlink:actuate="onLoad" loext:mime-type="image/png"/></draw:frame>Obrázek <text:sequence text:ref-name="refFigure10" text:name="Figure" text:formula="ooow:Figure+1" style:num-format="1">11</text:sequence>: <text:span text:style-name="T90">Výběr předinstalovaného motivu vzhledu</text:span></text:p></draw:text-box></draw:frame></text:p>
      <text:h text:style-name="P106" text:outline-level="2"><text:bookmark-start text:name="__RefHeading__5582_1514335525"/><text:soft-page-break/><text:alphabetical-index-mark text:string-value="barvy aplikací"/>Barvy aplikací<text:bookmark-end text:name="__RefHeading__5582_1514335525"/></text:h>
      <text:p text:style-name="P6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6">Na stránce <text:span text:style-name="T96">LibreOffice – Barvy aplikací</text:span> (obrázek <text:sequence-ref text:reference-format="value" text:ref-name="refFigure11">12</text:sequence-ref>) můžeme určit, jaké položky se budou zobrazovat a jaké barvy pro ně budou použity.</text:p>
      <text:list xml:id="list987868130" text:style-name="List_20_1">
        <text:list-item>
          <text:p text:style-name="P115">Chceme-li zobrazit nebo skrýt prvky jako například <text:alphabetical-index-mark text:string-value="hranice textu (zobrazit/skrýt)"/>hranice textu, zaškrtneme nebo zrušíme zaškrtnutí pole vedle názvu prvku.</text:p>
        </text:list-item>
        <text:list-item>
          <text:p text:style-name="P116">Chceme-li změnit výchozí barvy prvků, klepneme na šipku dolů ve sloupci <text:span text:style-name="Emphasis">Nastavení </text:span><text:span text:style-name="Emphasis"><text:span text:style-name="T35"/></text:span><text:span text:style-name="Emphasis">barev</text:span> vedle názvu prvku a vybereme barvu ze seznamu. Seznam dostupných barev lze změnit výběrem jiné dostupné palety.</text:p>
        </text:list-item>
        <text:list-item>
          <text:p text:style-name="P116">Pokud bychom chtěli změněné barvy uložit jako <text:alphabetical-index-mark text:string-value="barevné schéma"/>barevné schéma, klepneme na tlačítko <text:span text:style-name="Strong_20_Emphasis">Uložit</text:span>, zadáme název do pole <text:span text:style-name="Emphasis"><text:span text:style-name="T96">Název barevného s</text:span></text:span><text:span text:style-name="Emphasis">chématu</text:span> <text:span text:style-name="T91">ve vyskakovacím dialogovém okně (není zobrazeno)</text:span>, a poté klepneme na <text:span text:style-name="Strong_20_Emphasis">OK</text:span>.</text:p>
        </text:list-item>
      </text:list>
      <text:p text:style-name="Figure"><draw:frame draw:style-name="fr4" draw:name="Frame5" text:anchor-type="as-char" svg:width="11.698cm" draw:z-index="31"><draw:text-box fo:min-height="10.444cm"><text:p text:style-name="P35"><draw:frame draw:style-name="fr10" draw:name="Image6" text:anchor-type="char" svg:x="0cm" svg:y="0cm" svg:width="11.698cm" svg:height="9.998cm" draw:z-index="32"><draw:image xlink:href="Pictures/10000201000001F6000001ADED6489F4BEB0D839.png" xlink:type="simple" xlink:show="embed" xlink:actuate="onLoad" loext:mime-type="image/png"/></draw:frame>Obrázek <text:sequence text:ref-name="refFigure11" text:name="Figure" text:formula="ooow:Figure+1" style:num-format="1">12</text:sequence>: <text:span text:style-name="T6">Zobrazení a skrytí hranic textu, objektů a tabulek</text:span></text:p></draw:text-box></draw:frame></text:p>
      <text:h text:style-name="P106" text:outline-level="2"><text:bookmark-start text:name="__RefHeading__136140_780470623"/><text:alphabetical-index-mark text:string-value="možnosti zpřístupnění"/>Zpřístupnění<text:bookmark-end text:name="__RefHeading__136140_780470623"/></text:h>
      <text:p text:style-name="P17">Mezi možnosti zpřístupnění patří povolení animovaných obrázků a textu, nastavení vysokého kontrastu obrazovky a změna písma uživatelského rozhraní programu LibreOffice.</text:p>
      <text:p text:style-name="P16">Podpora zpřístupnění využívá běhové prostředí jazyka Java, které umožňuje komunikaci s asistenčními nástroji. Možnosti <text:span text:style-name="Strong_20_Emphasis">Podpora pro asistenční nástroje</text:span> není dostupná ve všech instalacích LibreOffice. Více informací se nachází v nápovědě programu v části <text:span text:style-name="Emphasis">Asistenční pomůcky v LibreOffice</text:span>.</text:p>
      <text:p text:style-name="P17">Vybereme nebo zrušíme výběr možností podle potřeby.</text:p>
      <text:p text:style-name="Figure"><text:soft-page-break/><draw:frame draw:style-name="fr4" draw:name="Frame7" text:anchor-type="as-char" svg:width="10.091cm" draw:z-index="33"><draw:text-box fo:min-height="5.965cm"><text:p text:style-name="Caption"><draw:frame draw:style-name="fr10" draw:name="Image8" text:anchor-type="char" svg:x="0cm" svg:y="0cm" svg:width="9.999cm" svg:height="5.519cm" draw:z-index="34"><draw:image xlink:href="Pictures/1000020100000196000000E02476C9A3D1647639.png" xlink:type="simple" xlink:show="embed" xlink:actuate="onLoad" loext:mime-type="image/png"/></draw:frame>Obrázek <text:sequence text:ref-name="refFigure12" text:name="Figure" text:formula="ooow:Figure+1" style:num-format="1">13</text:sequence>: <text:span text:style-name="T6">Volba možností zpřístupnění</text:span></text:p></draw:text-box></draw:frame></text:p>
      <text:h text:style-name="P106" text:outline-level="2"><text:bookmark-start text:name="__RefHeading__136142_780470623"/><text:alphabetical-index-mark text:string-value="Pokročilé možnosti" text:main-entry="true"/>Pokročilé<text:bookmark-end text:name="__RefHeading__136142_780470623"/></text:h>
      <text:p text:style-name="Text_20_body"><text:span text:style-name="T6">LibreOffice potřebuje aplikaci Java ke spuštění několika průvodců, </text:span><text:span text:style-name="T18">Mediawiki Publisher (pokud je dostupný; viz strana </text:span><text:span text:style-name="T18"><text:bookmark-ref text:reference-format="page" text:ref-name="__RefHeading__136166_780470623">26</text:bookmark-ref></text:span><text:span text:style-name="T18">),</text:span><text:span text:style-name="T6"> a </text:span><text:span text:style-name="T13">některé funkce v modulu Base.</text:span></text:p>
      <text:p text:style-name="P38"><draw:frame draw:style-name="fr4" draw:name="Frame4" text:anchor-type="as-char" svg:width="11.735cm" draw:z-index="35"><draw:text-box fo:min-height="10.444cm"><text:p text:style-name="Caption"><draw:frame draw:style-name="fr12" draw:name="Image9" text:anchor-type="as-char" svg:width="11.605cm" style:rel-width="100%" svg:height="9.998cm" style:rel-height="scale" draw:z-index="36"><draw:image xlink:href="Pictures/10000201000001F2000001AD4BEC8426909BC63E.png" xlink:type="simple" xlink:show="embed" xlink:actuate="onLoad" loext:mime-type="image/png"/></draw:frame><text:span text:style-name="T21"><text:line-break/></text:span>Obrázek <text:sequence text:ref-name="refFigure13" text:name="Figure" text:formula="ooow:Figure+1" style:num-format="1">14</text:sequence>: <text:span text:style-name="T82">Volba běhového prostředí jazyka Java</text:span></text:p></draw:text-box></draw:frame></text:p>
      <text:p text:style-name="P10">Možnosti jazyka Java</text:p>
      <text:p text:style-name="P86">Pokud jsme běhové prostředí jazyka Java (Java Runtime Environment, JRE) nainstalovali nebo aktualizovali po instalaci LibreOffice, případně pokud máme nainstalováno více JRE, na stránce LibreOffice - Pokročilé možnosti můžeme vybrat, které JRE použít<text:span text:style-name="T12">.</text:span></text:p>
      <text:p text:style-name="P86"><text:span text:style-name="T6">Pokud LibreOffice najde </text:span><text:span text:style-name="T12">na počítači</text:span><text:span text:style-name="T6">  více JRE, zobrazí je </text:span><text:span text:style-name="T48">ve velkém poli</text:span><text:span text:style-name="T6">. Můžeme pak vybrat jedno JRE ze seznamu.</text:span></text:p>
      <text:p text:style-name="P86"><text:span text:style-name="T6">Administrátoři, programátoři nebo jiné osoby, které přizpůsobují instalaci JRE, mohou použít dialogová okna Parametry a Cesta ke třídám </text:span><text:span text:style-name="T49"/><text:span text:style-name="T6"> (dostupná </text:span><text:span text:style-name="T16">pod tlačítky v oblasti</text:span><text:span text:style-name="T6"> </text:span><text:span text:style-name="T49">Možnosti jazyka Java</text:span><text:span text:style-name="T6">), kde mohou zadat další informace.</text:span></text:p>
      <text:p text:style-name="P96"><text:soft-page-break/><text:span text:style-name="T6">Volitelné </text:span><text:span text:style-name="T52">funkce</text:span><text:span text:style-name="T6"/></text:p>
      <text:p text:style-name="P97">Povolit <text:alphabetical-index-mark text:string-value="experimentální funkce" text:key1="Pokročilé"/>experimentální funkce <text:span text:style-name="T76">(mohou být nestabilní)</text:span></text:p>
      <text:p text:style-name="P74">Zaškrtnutím této možnosti <text:span text:style-name="T76"/>povolíme funkce, jejichž vývoj ještě není ukončen nebo obsahují chyby. Seznam těchto vlastností se pro různé verze liší.</text:p>
      <text:p text:style-name="P97"><text:alphabetical-index-mark text:string-value="záznam maker" text:key1="Pokročilé"/>Povolit záznam maker (<text:span text:style-name="T76">omezená </text:span>funkčnost)</text:p>
      <text:p text:style-name="P74">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text:span text:style-name="T97">M</text:span>ožnosti a přizpůsobení nabídek nejsou podporovány. Více informací o záznamu maker se nachází v kapitole 13 Začínáme s makry.</text:p>
      <text:p text:style-name="P5"><text:span text:style-name="T76">Otevřít</text:span> expertní nastavení</text:p>
      <text:p text:style-name="P82">Většina uživatelů tato nastavení nevyužije. Klepneme na <text:span text:style-name="T29">toto</text:span> tlačítko a otevřeme nové <text:span text:style-name="T36">dialogové okno</text:span>, ve kterém můžeme doladit podrobné nastavení aktuální instalace LibreOffice. <text:span text:style-name="T36">Dialogové okno</text:span> nabízí podrobné možnosti nastavení pro mnoho aspektů vzhledu a výkonu. Po poklepání na položku můžeme zadat požadovanou hodnotu nastavení.</text:p>
      <text:list xml:id="list3474369107" text:style-name="Heading_20_Caution">
        <text:list-item>
          <text:p text:style-name="Heading_20_Caution">Upozornění</text:p>
        </text:list-item>
      </text:list>
      <text:p text:style-name="P70">Dialogové okno Expertní nastavení umožní přístup, úpravy a ukládání předvoleb konfigurace, které mohou učinit uživatelský profil LibreOffice nestabilní, nekonzistentní či dokonce nepoužitelný.</text:p>
      <text:h text:style-name="P106" text:outline-level="2"><text:bookmark-start text:name="__RefHeading__23840_519196086"/>Online <text:span text:style-name="T97">a</text:span>ktualizace<text:bookmark-end text:name="__RefHeading__23840_519196086"/></text:h>
      <text:p text:style-name="P16">Na stránce LibreOffice – Online aktualizace (obrázek <text:sequence-ref text:reference-format="value" text:ref-name="refFigure14">15</text:sequence-ref>) můžeme zvolit, zda a jak často má na webových stránkách LibreOffice kontrolovat dostupnost aktualizace programu. Pokud je zaškrtnuta možnost <text:alphabetical-index-mark text:string-value="automaticky kontrolovat aktualizace"/><text:span text:style-name="Strong_20_Emphasis">Automaticky kontrolovat aktualizace</text:span>, v pravé části lišty nabídek se zobrazí ikona v případě, že je dostupná aktualizace. Klepnutím na tuto ikonu otevřeme dialogové okno, ve kterém můžeme aktualizaci stáhnout.</text:p>
      <text:p text:style-name="P16">Pokud je zaškrtnuta možnost <text:alphabetical-index-mark text:string-value="automaticky stáhnout aktualizace"/><text:span text:style-name="Strong_20_Emphasis">Automaticky stáhnout aktualizace</text:span>, po klepnutí na tuto ikonu začne stahování. Chceme-li změnit umístění staženého souboru, klepneme na tlačítko <text:span text:style-name="Strong_20_Emphasis">Změnit</text:span> v okně správce souborů vybereme požadovanou složku.</text:p>
      <text:p text:style-name="P16"><text:span text:style-name="T92">Pokud zaškrtneme možnost </text:span><text:span text:style-name="Strong_20_Emphasis"><text:span text:style-name="T92">Odesílat základní informace o verzi operačního systému </text:span></text:span><text:span text:style-name="Strong_20_Emphasis"><text:span text:style-name="T67">a</text:span></text:span><text:span text:style-name="Strong_20_Emphasis"><text:span text:style-name="T68"/></text:span><text:span text:style-name="Strong_20_Emphasis"><text:span text:style-name="T92"> hardwaru</text:span></text:span><text:span text:style-name="T92">, informace o architektuře počítače a operačním systému bude odeslána na server pro sběr statistik.</text:span></text:p>
      <text:p text:style-name="Figure"><draw:frame draw:style-name="fr4" draw:name="Frame10" text:anchor-type="as-char" svg:width="10.044cm" draw:z-index="37"><draw:text-box fo:min-height="8.486cm"><text:p text:style-name="Caption"><draw:frame draw:style-name="fr10" draw:name="Image11" text:anchor-type="char" svg:x="0cm" svg:y="0cm" svg:width="10.044cm" svg:height="8.04cm" draw:z-index="38"><draw:image xlink:href="Pictures/10000201000001AF0000015955F714629A9E8C95.png" xlink:type="simple" xlink:show="embed" xlink:actuate="onLoad" loext:mime-type="image/png"/></draw:frame>Obrázek <text:sequence text:ref-name="refFigure14" text:name="Figure" text:formula="ooow:Figure+1" style:num-format="1">15</text:sequence>: <text:span text:style-name="T6">Volby online aktualizace</text:span></text:p></draw:text-box></draw:frame></text:p>
      <text:h text:style-name="P106" text:outline-level="2"><text:bookmark-start text:name="__RefHeading___Toc25315_687030175"/><text:soft-page-break/>OpenCL<text:bookmark-end text:name="__RefHeading___Toc25315_687030175"/></text:h>
      <text:p text:style-name="P17">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h text:style-name="P102" text:outline-level="1"><text:bookmark-start text:name="__RefHeading__136148_780470623"/>Nastavení možností pro načítání a ukládání dokumentů<text:bookmark-end text:name="__RefHeading__136148_780470623"/></text:h>
      <text:p text:style-name="P17">Možnosti načítání a ukládání můžeme nastavit tak, aby vyhovovaly našemu způsobu práce.</text:p>
      <text:p text:style-name="P16">Pokud není dialogové okno Možnosti otevřené, zvolíme v hlavní nabídce <text:span text:style-name="Strong_20_Emphasis">Nástroje &gt; Možnosti</text:span>. Následně klepneme na značku rozbalení (ve tvaru znaménka + nebo trojúhelníku) vlevo od <text:span text:style-name="Strong_20_Emphasis">Načítání/ukládání</text:span>.</text:p>
      <text:h text:style-name="P106" text:outline-level="2"><text:bookmark-start text:name="__RefHeading__136150_780470623"/>Obecné<text:bookmark-end text:name="__RefHeading__136150_780470623"/></text:h>
      <text:p text:style-name="P16">Většina možností na stránce Načítání/ukládání - Obecné je uživatelům jiných kancelářských balíků známá. Níže jsou proto popsány pouze některé položky.</text:p>
      <text:p text:style-name="P43"><draw:frame draw:style-name="fr4" draw:name="Frame11" text:anchor-type="as-char" svg:width="9.555cm" draw:z-index="39"><draw:text-box fo:min-height="9.566cm"><text:p text:style-name="Caption"><draw:frame draw:style-name="fr10" draw:name="Image12" text:anchor-type="char" svg:x="0cm" svg:y="0.097cm" svg:width="9.555cm" svg:height="8.925cm" draw:z-index="40"><draw:image xlink:href="Pictures/100002010000019A0000017FE62864839B7F48E3.png" xlink:type="simple" xlink:show="embed" xlink:actuate="onLoad" loext:mime-type="image/png"/></draw:frame>Obrázek <text:sequence text:ref-name="refFigure15" text:name="Figure" text:formula="ooow:Figure+1" style:num-format="1">16</text:sequence>: <text:span text:style-name="T6">Volba možností načítání a ukládání</text:span></text:p></draw:text-box></draw:frame></text:p>
      <text:p text:style-name="P6"><text:alphabetical-index-mark text:string-value="nastavení specifická pro uživatele"/>S dokumentem načíst nastavení specifická pro uživatele</text:p>
      <text:p text:style-name="P75">Některá nastavení dokumentů LibreOffice se načtou ze systémových nastavení uživatele. Pokud uložíme dokument, tato nastavení se uloží spolu s ním. Zaškrtneme-li tuto možnost, při načítání dokumentů bude nastavení uložené v dokumentu ignorováno a upřednostní se nastavení z operačního systému.</text:p>
      <text:p text:style-name="P83">Některá nastavení se však načítají ze systému, i když tato možnost není zaškrtnuta:</text:p>
      <text:list xml:id="list4137682012" text:style-name="List_20_1">
        <text:list-item>
          <text:p text:style-name="P117"><text:span text:style-name="T102">Nastavení t</text:span>isku</text:p>
        </text:list-item>
        <text:list-item>
          <text:p text:style-name="P118">Název faxu</text:p>
        </text:list-item>
        <text:list-item>
          <text:p text:style-name="P118">Nastavení vzdálenosti odstavců od textových tabulek</text:p>
        </text:list-item>
        <text:list-item>
          <text:p text:style-name="P118">Nastavení automatické aktualizace odkazů, funkčních polí nebo grafů</text:p>
        </text:list-item>
        <text:list-item>
          <text:p text:style-name="P118">Nastavení pro práci s asijskými typy písma.</text:p>
        </text:list-item>
      </text:list>
      <text:p text:style-name="P59"><text:soft-page-break/>Následující nastavení se vždy načtou z dokumentu, i když je či není tato možnost označena:</text:p>
      <text:list xml:id="list90646257574712" text:continue-numbering="true" text:style-name="List_20_1">
        <text:list-item>
          <text:p text:style-name="P119">Zdroj dat připojený k dokumentu a jeho zobrazení</text:p>
        </text:list-item>
      </text:list>
      <text:p text:style-name="P74">Pokud toto nastavení není zaškrtnuto, nastavení z dokumentu budou upřednostněny před systémovým nastavením uživatele. Možnost <text:span text:style-name="Emphasis">S dokumentem načíst nastavení specifická pro uživatele</text:span><text:span text:style-name="Emphasis"><text:span text:style-name="T98"/></text:span><text:span text:style-name="T98"> </text:span> například ovlivňuje způsob, jak se aktualizují odkazy (v možnostech pro LibreOffice Writer).</text:p>
      <text:p text:style-name="P5"><text:alphabetical-index-mark text:string-value="nastavení tiskárny"/>S dokumentem načíst nastavení tiskárny</text:p>
      <text:p text:style-name="P74">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text:alphabetical-index-mark text:string-value="ukládání informací pro automatické obnovení"/>Informace pro automatické obnovení uložit každých __ <text:span text:style-name="T98">m</text:span>inut</text:p>
      <text:p text:style-name="P74">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5"><text:alphabetical-index-mark text:string-value="úprava vlastností dokumentu před uložením"/>Před uložením upravit vlastnosti dokumentu</text:p>
      <text:p text:style-name="P82">Pokud tuto možnost zaškrtneme, při prvním ukládání dokumentu (nebo vždy, když použijeme Uložit jako) se otevře dialogové okno Vlastnosti dokumentu, ve kterém můžeme zadat údaje týkající se dokumentu</text:p>
      <text:p text:style-name="P5">Vždy vytvořit záložní kopii</text:p>
      <text:p text:style-name="P74">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5"><text:alphabetical-index-mark text:string-value="relativní ukládání URL"/>URL ukládat relativně k systému souborů / Internetu</text:p>
      <text:p text:style-name="P74">Zaškrtnutím t<text:span text:style-name="T98">ěchto</text:span> možnost<text:span text:style-name="T98">í</text:span> určíme, že se URL odkazy na soubory v systému nebo na internetu mají ukládat jako relativní. Relativní adresy jsou možné pouze tehdy, je-li zdrojový a odkazovaný dokument na stejném disku.</text:p>
      <text:p text:style-name="P74">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Table_20_Heading">Příklady</text:p>
          </table:table-cell>
          <table:table-cell table:style-name="Table46.A1" office:value-type="string">
            <text:p text:style-name="Table_20_Heading">Souborový systém</text:p>
          </table:table-cell>
          <table:table-cell table:style-name="Table46.A1" office:value-type="string">
            <text:p text:style-name="Table_20_Heading">Internet</text:p>
          </table:table-cell>
        </table:table-row>
        <table:table-row table:style-name="Table46.1">
          <table:table-cell table:style-name="Table46.A2" office:value-type="string">
            <text:p text:style-name="Table_20_Contents">relativní</text:p>
          </table:table-cell>
          <table:table-cell table:style-name="Table46.B2" office:value-type="string">
            <text:p text:style-name="Table_20_Contents">../obrazky/obr.jpg</text:p>
          </table:table-cell>
          <table:table-cell table:style-name="Table46.C2" office:value-type="string">
            <text:p text:style-name="Table_20_Contents">../obrazky/obr.jpg</text:p>
          </table:table-cell>
        </table:table-row>
        <table:table-row table:style-name="Table46.1">
          <table:table-cell table:style-name="Table46.A2" office:value-type="string">
            <text:p text:style-name="Table_20_Contents">absolutní</text:p>
          </table:table-cell>
          <table:table-cell table:style-name="Table46.B3" office:value-type="string">
            <text:p text:style-name="Table_20_Contents">file:///c|/pracovni/obrazky/obr.jpg</text:p>
          </table:table-cell>
          <table:table-cell table:style-name="Table46.C3" office:value-type="string">
            <text:p text:style-name="Table_20_Contents">http://mujserver.cz/pracovni/obrazky/obr.jpg</text:p>
          </table:table-cell>
        </table:table-row>
      </table:table>
      <text:p text:style-name="P74">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74">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text:soft-page-break/><text:alphabetical-index-mark text:string-value="výchozí formát souborů"/>Výchozí <text:span text:style-name="T93">f</text:span>ormát <text:span text:style-name="T93">s</text:span>ouborů a nastavení ODF <text:span text:style-name="T93"/></text:p>
      <text:p text:style-name="P62"><text:alphabetical-index-mark text:string-value="verze formátu ODF, ukládání"/><text:span text:style-name="Strong_20_Emphasis">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82"><text:span text:style-name="Strong_20_Emphasis">Typ dokumentu.</text:span> Pokud si běžně vyměňujeme dokumenty s uživateli balíku Microsoft Office, může být vhodné nastavit pro dokumenty volbu <text:alphabetical-index-mark text:string-value="Vždy ukládat jako" text:key1="Načítání/ukládání"/><text:span text:style-name="Strong_20_Emphasis">Vždy ukládat jako</text:span> na jeden z formátů Microsoft Office. Současné verze aplikace Microsoft Word však umožňují otevírat ODT soubory, takže toto nastavení již možná není potřeba.<text:alphabetical-index-mark text:string-value="Možnosti načítání a ukládání vlastností VBA"/></text:p>
      <text:h text:style-name="P106" text:outline-level="2"><text:bookmark-start text:name="__RefHeading__48048_472912510"/>Vlastnosti VBA<text:bookmark-end text:name="__RefHeading__48048_472912510"/></text:h>
      <text:p text:style-name="P16">Na stránce Vlastnosti VBA můžeme nastavit, zda se mají v dokumentech Microsoft Office, které otevíráme v LibreOffice, zachovat makra.</text:p>
      <text:p text:style-name="P24">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24">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24">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39"><draw:frame draw:style-name="fr2" draw:name="Frame199" text:anchor-type="as-char" svg:width="8.671cm" draw:z-index="41"><draw:text-box fo:min-height="6.957cm"><text:p text:style-name="P37"><draw:frame draw:style-name="fr11" draw:name="Image21" text:anchor-type="char" svg:width="5.5cm" svg:height="6.92cm" draw:z-index="42"><draw:image xlink:href="Pictures/10000201000000CF00000104F96680A83FC2A7BE.png" xlink:type="simple" xlink:show="embed" xlink:actuate="onLoad" loext:mime-type="image/png"/></draw:frame><text:span text:style-name="T6">Obrázek </text:span><text:span text:style-name="T6"><text:sequence text:ref-name="refFigure16" text:name="Figure" text:formula="ooow:Figure+1" style:num-format="1">17</text:sequence></text:span><text:span text:style-name="T6">: Volba vlastností pro načítání a ukládání VBA</text:span></text:p></draw:text-box></draw:frame></text:p>
      <text:p text:style-name="P16">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6">Chceme-li si být jisti, že jsme odstranili možné makroviry z dokumentu Microsoft Office, zaškrtnutí <text:span text:style-name="Strong_20_Emphasis">Uložit původní kód Basic</text:span> zrušíme. Dokument bude uložen bez kódu jazyka Microsoft Basic.</text:p>
      <text:h text:style-name="P106" text:outline-level="2"><text:bookmark-start text:name="__RefHeading__136154_780470623"/><text:alphabetical-index-mark text:string-value="převod souborů Microsoft Office"/>Microsoft Office<text:bookmark-end text:name="__RefHeading__136154_780470623"/></text:h>
      <text:p text:style-name="P16">Na stránce Načítání/ukládání - Microsoft Office (obrázek <text:sequence-ref text:reference-format="value" text:ref-name="refFigure17">18</text:sequence-ref>), můžeme nastavit, co se má provést při importování a exportování objektů OLE Microsoft Office (připojené či vložené objekty nebo dokumenty, například sešity a rovnice).</text:p>
      <text:p text:style-name="P17"><text:soft-page-break/>Část Vložené objekty udává nastavení importu a exportu objektů Microsoft Office OLE. Toto nastavení platí, pokud neexistuje Microsoft OLE server (např. v Unixu) nebo pokud není připraven LibreOffice OLE server pro úpravu objektů OLE. Pokud je pro vložený objekt dostupný aktivní OLE server, bude použit pro obsluhu daného objektu.</text:p>
      <text:p text:style-name="P17">Pokud zaškrtneme možnost [N], Objekty OLE Microsoft se při načítání dokumentu formátu Microsoft převedou na odpovídající objekty OLE LibreOffice („N“ značí „načíst“).</text:p>
      <text:p text:style-name="P20">Pokud zaškrtneme možnost [U], objekty OLE LibreOffice se při ukládání dokumentu formátu Microsoft převedou na odpovídající objekty OLE Microsoft („U“ značí „uložit“). <text:span text:style-name="T104">Instalace v systému Linux mohou zahrnovat volitelné možnosti [U], které  pro poslední tři položky nejsou na obrázku zobrazeny.</text:span></text:p>
      <text:p text:style-name="P39"><draw:frame draw:style-name="fr2" draw:name="Frame206" text:anchor-type="as-char" svg:width="11cm" draw:z-index="43"><draw:text-box fo:min-height="9.827cm"><text:p text:style-name="Caption"><draw:frame draw:style-name="fr10" draw:name="Image14" text:anchor-type="char" svg:x="0cm" svg:y="0cm" svg:width="11cm" svg:height="9.38cm" draw:z-index="44"><draw:image xlink:href="Pictures/10000201000001F5000001AB43F00DCF448F7CA7.png" xlink:type="simple" xlink:show="embed" xlink:actuate="onLoad" loext:mime-type="image/png"/></draw:frame><text:span text:style-name="T6">Obrázek </text:span><text:span text:style-name="T6"><text:sequence text:ref-name="refFigure17" text:name="Figure" text:formula="ooow:Figure+1" style:num-format="1">18</text:sequence></text:span><text:span text:style-name="T6">: Volba možností pro načítání a ukládání dokumentů Microsoft Office</text:span></text:p></draw:text-box></draw:frame></text:p>
      <text:p text:style-name="Definition_20_Term">Zvýraznění znaků - exportovat jako</text:p>
      <text:p text:style-name="Text_20_body_20_indent">Microsoft Office používá dva atributy znaku podobné znaku pozadí v LibreOffice. Vybereme příslušný atribut (<text:span text:style-name="T108">Z</text:span>výraznění nebo <text:span text:style-name="T108">S</text:span>tínování), který si přejeme použít při exportu do formátů souboru Microsoft Office.</text:p>
      <text:p text:style-name="Definition_20_Term">Zamknout soubory – Vytvořit zámkový soubor MSO</text:p>
      <text:p text:style-name="Text_20_body_20_indent">LibreOffice umí přečíst zámkové soubory MSO a nahlásit kt<text:span text:style-name="T38">erý</text:span> uživatel M<text:span text:style-name="T105">icrosoft </text:span>Office zamknul dokument; a když vybereme volbu <text:span text:style-name="T105"/><text:span text:style-name="Strong_20_Emphasis">vytvořit zámkový soubor MSO</text:span> <text:span text:style-name="T105"/> <text:span text:style-name="T38"/>, LibreOffice b<text:span text:style-name="T38">ude</text:span> vytvářet tyto soubory vedle <text:span text:style-name="T105">svých </text:span>vlastních zámkových souborů, <text:span text:style-name="T105">t</text:span>akže uživatelé MSO <text:span text:style-name="T105"/>poznají, kdo <text:span text:style-name="T105"/> dokument zamknul.</text:p>
      <text:h text:style-name="P106" text:outline-level="2"><text:bookmark-start text:name="__RefHeading___Toc39683_1611997718"/><text:alphabetical-index-mark-start text:id="IMark2944214134088"/>HTML kompatibilita<text:bookmark-end text:name="__RefHeading___Toc39683_1611997718"/><text:alphabetical-index-mark-end text:id="IMark2944214134088"/></text:h>
      <text:p text:style-name="P16">Nastavení na stránce Načítání/ukládání - HTML kompatibilita (obrázek <text:sequence-ref text:reference-format="value" text:ref-name="refFigure18">19</text:sequence-ref>) ovlivňuje, jak jsou do LibreOffice importovány a z LibreOffice exportovány HTML stránky. Více informací se nachází v nápovědě programu pod heslem <text:span text:style-name="Emphasis">HTML dokumenty; import/export</text:span>.</text:p>
      <text:p text:style-name="P39"><text:soft-page-break/><draw:frame draw:style-name="fr3" draw:name="Frame256" text:anchor-type="as-char" svg:width="12.01cm" draw:z-index="3"><draw:text-box fo:min-height="6.555cm"><text:p text:style-name="Caption"><draw:frame draw:style-name="fr10" draw:name="Image10" text:anchor-type="char" svg:x="0cm" svg:y="0cm" svg:width="12.01cm" svg:height="6.04cm" draw:z-index="45"><draw:image xlink:href="Pictures/10000201000001F3000000FB8A1865DAE0F92565.png" xlink:type="simple" xlink:show="embed" xlink:actuate="onLoad" loext:mime-type="image/png"/></draw:frame><text:span text:style-name="T6">Obrázek </text:span><text:span text:style-name="T6"><text:sequence text:ref-name="refFigure18" text:name="Figure" text:formula="ooow:Figure+1" style:num-format="1">19</text:sequence></text:span><text:span text:style-name="T6">: Volba možností HTML kompatibility</text:span></text:p></draw:text-box></draw:frame></text:p>
      <text:p text:style-name="P5">Velikosti <text:span text:style-name="T98">p</text:span>ísma</text:p>
      <text:p text:style-name="P74">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Import – Použít pro čísla nastavení 'Angličtina (USA)'</text:p>
      <text:p text:style-name="P82"><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není zaškrtnuta, čísla budou importována na základě hodnoty <text:span text:style-name="Emphasis">Národní nastavení</text:span> v <text:span text:style-name="Strong_20_Emphasis">Nástroje &gt; Možnosti &gt; Jazyková nastavení &gt; Jazyky</text:span> (viz stránku <text:bookmark-ref text:reference-format="page" text:ref-name="__RefHeading__136162_780470623">22</text:bookmark-ref>). Pokud je tato možnost zaškrtnuta, čísla budou importována v místním nastavení pro angličtinu (USA).</text:p>
      <text:p text:style-name="P5">Importovat - Importovat neznámé HTML značky jako pole</text:p>
      <text:p text:style-name="P74">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Import – Ignorovat nastavení písem</text:p>
      <text:p text:style-name="P74">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text:span text:style-name="T98">s</text:span>tylu <text:span text:style-name="T98">s</text:span>tránky HTML.</text:p>
      <text:p text:style-name="P5">Export – LibreOffice Basic</text:p>
      <text:p text:style-name="P82">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82">Pokud chceme, aby se makro spouštělo automaticky při otevírání HTML dokumentu, zvolíme příslušnou položku v <text:span text:style-name="Strong_20_Emphasis">Nástroje &gt; Přizpůsobit &gt; Události</text:span>. Více informací se nachází v kapitole 13 Začínáme s makry.</text:p>
      <text:p text:style-name="P5">Export – Zobrazit varování</text:p>
      <text:p text:style-name="P82">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5">Export – Rozvržení tisku</text:p>
      <text:p text:style-name="P7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13"><text:soft-page-break/><text:span text:style-name="T6">Export – Kopírovat lokální </text:span><text:span text:style-name="T54">o</text:span><text:span text:style-name="T56">brázky</text:span><text:span text:style-name="T6"> na Internet</text:span></text:p>
      <text:p text:style-name="P74">Pokud tuto možnost zaškrtneme, při nahrávání dokumentu na internetový server pomocí FTP se automaticky nahrají také obrázky vložené do dokumentu.</text:p>
      <text:p text:style-name="P5">Export – Znaková sada</text:p>
      <text:p text:style-name="P74">Vybereme příslušnou znakovou sadu pro export.</text:p>
      <text:h text:style-name="P102" text:outline-level="1"><text:bookmark-start text:name="__RefHeading__136158_780470623"/><text:alphabetical-index-mark text:string-value="jazyková nastavení"/>Volba jazykových nastavení<text:bookmark-end text:name="__RefHeading__136158_780470623"/></text:h>
      <text:p text:style-name="P17">Z hlediska jazykového nastavení můžeme balík LibreOffice přizpůsobit následovně:</text:p>
      <text:list xml:id="list508210423" text:style-name="List_20_1">
        <text:list-item text:start-value="1">
          <text:p text:style-name="P115">Instalací požadovaných slovníků</text:p>
        </text:list-item>
        <text:list-item>
          <text:p text:style-name="P115">Změnou některých místních a jazykových nastavení</text:p>
        </text:list-item>
        <text:list-item>
          <text:p text:style-name="P115">Volbou možností kontroly pravopisu</text:p>
        </text:list-item>
      </text:list>
      <text:h text:style-name="P106" text:outline-level="2"><text:bookmark-start text:name="__RefHeading__136160_780470623"/>Instalace požadovaných <text:alphabetical-index-mark text:string-value="slovníky, instalování"/>slovníků<text:bookmark-end text:name="__RefHeading__136160_780470623"/></text:h>
      <text:p text:style-name="P16">Při instalaci LibreOffice se automaticky nainstaluje také několik slovníků. Chceme-li přidat další slovníky, zkontrolujeme připojení k Internetu a poté zvolíme <text:span text:style-name="Strong_20_Emphasis">Nástroje &gt; Jazyk &gt; Více slovníků online</text:span>. LibreOffice otevře ve výchozím webovém prohlížeči stránku s odkazy na další slovníky, které můžeme nainstalovat. Podle pokynů vybereme a nainstalujeme požadované z nich.</text:p>
      <text:h text:style-name="P106" text:outline-level="2"><text:bookmark-start text:name="__RefHeading__136162_780470623"/>Změna některých <text:alphabetical-index-mark text:string-value="místní nastavení"/>místních a jazykových nastavení<text:bookmark-end text:name="__RefHeading__136162_780470623"/></text:h>
      <text:p text:style-name="P17">Podrobnosti místního a jazykového nastavení LibreOffice můžeme nastavit pro všechny dokumenty, nebo pouze pro některé typy.</text:p>
      <text:p text:style-name="P16">V dialogovém okně Možnosti klepneme na expanzní symbol (znaménko + nebo trojúhelník) vedle položky <text:span text:style-name="Strong_20_Emphasis">Jazyková nastavení &gt; Jazyky</text:span>. Počet položek seznamu závisí na nastavení podpory jazyků (obrázek <text:sequence-ref text:reference-format="value" text:ref-name="refFigure20">21</text:sequence-ref>).</text:p>
      <text:p text:style-name="P41"><draw:frame draw:style-name="fr2" draw:name="Frame2110" text:anchor-type="as-char" svg:width="11.755cm" draw:z-index="4"><draw:text-box fo:min-height="5.14cm"><table:table table:name="Table47" table:style-name="Table47"><table:table-column table:style-name="Table47.A"/><table:table-column table:style-name="Table47.B"/><table:table-header-rows><table:table-row><table:table-cell table:style-name="Table47.A1" office:value-type="string"><text:p text:style-name="P91"><draw:frame draw:style-name="fr9" draw:name="Image400" text:anchor-type="paragraph" svg:x="0.129cm" svg:y="-0.097cm" svg:width="5.422cm" svg:height="5.292cm" draw:z-index="5"><draw:image xlink:href="Pictures/10000000000000CD000000C8BEADBE0224B537CE.png" xlink:type="simple" xlink:show="embed" xlink:actuate="onLoad" loext:mime-type="image/png"/></draw:frame><draw:frame draw:style-name="fr9" draw:name="Image401" text:anchor-type="paragraph" svg:x="6.004cm" svg:y="-0.097cm" svg:width="5.422cm" svg:height="5.292cm" draw:z-index="6"><draw:image xlink:href="Pictures/10000000000000CD000000C8CCF6C24305A6CA8F.png" xlink:type="simple" xlink:show="embed" xlink:actuate="onLoad" loext:mime-type="image/png"/></draw:frame></text:p></table:table-cell><table:table-cell table:style-name="Table47.A1" office:value-type="string"><text:p text:style-name="P90"/></table:table-cell></table:table-row></table:table-header-rows></table:table><text:p text:style-name="Caption">Obrázek <text:sequence text:ref-name="refFigure19" text:name="Figure" text:formula="ooow:Figure+1" style:num-format="1">20</text:sequence>: Jazykové možnosti LibreOffice bez povolené a s povolenou podporou pro asijské jazyky a pro jazyky s komplexním rozvržením textu</text:p></draw:text-box></draw:frame></text:p>
      <text:p text:style-name="P52">Na pravé straně stránky Jazyková nastavení - Jazyky lze změnit možnosti  <text:span text:style-name="Emphasis">Uživatelské rozhraní</text:span>, <text:span text:style-name="Emphasis">Národní nastavení</text:span>, <text:span text:style-name="Emphasis">Výchozí měna</text:span>, a <text:span text:style-name="Emphasis">Výchozí </text:span><text:span text:style-name="Emphasis"><text:span text:style-name="T99">j</text:span></text:span><text:span text:style-name="Emphasis">azyky pro </text:span><text:span text:style-name="Emphasis"><text:span text:style-name="T99">d</text:span></text:span><text:span text:style-name="Emphasis">okumenty</text:span>. V ukázce na obrázku byla v příslušných nastaveních zvolena čeština.</text:p>
      <text:p text:style-name="P41"><text:soft-page-break/><draw:frame draw:style-name="fr2" draw:name="Frame228" text:anchor-type="as-char" svg:width="11.508cm" draw:z-index="20"><draw:text-box fo:min-height="8.67cm"><text:p text:style-name="Caption"><draw:frame draw:style-name="fr6" draw:name="Image18" text:anchor-type="paragraph" svg:width="11.508cm" svg:height="8.066cm" draw:z-index="46"><draw:image xlink:href="Pictures/100002010000025A000001A6C68678ABA0DFF91A.png" xlink:type="simple" xlink:show="embed" xlink:actuate="onLoad" loext:mime-type="image/png"/></draw:frame><text:span text:style-name="T6">Obrázek </text:span><text:span text:style-name="T6"><text:sequence text:ref-name="refFigure20" text:name="Figure" text:formula="ooow:Figure+1" style:num-format="1">21</text:sequence></text:span><text:span text:style-name="T6">: Volba jazykových možností</text:span></text:p></draw:text-box></draw:frame></text:p>
      <text:p text:style-name="P5">Uživatelské rozhraní</text:p>
      <text:p text:style-name="P74">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Národní nastavení</text:p>
      <text:p text:style-name="P74">Národní nastavení <text:span text:style-name="T99"/>je základem pro mnoho dalších nastavení v LibreOffice, například pro výchozí číslování, měnu a měrné jednotky. Pokud nezvolíme jinak, bude použito ​​místní nastavení operačního systému.</text:p>
      <text:p text:style-name="P5">Desetinný oddělovač</text:p>
      <text:p text:style-name="P82">Je-li možnost <text:span text:style-name="Emphasis">Desetinný oddělovač</text:span> – <text:span text:style-name="Strong_20_Emphasis"><text:span text:style-name="T99">Podle národního prostředí</text:span></text:span><text:span text:style-name="T99"> </text:span>zaškrtnuta, LibreOffice použije znak určený v místním nastavení. Pokud možnost zaškrtnuta není, použitý znak bude určen ovladačem klávesnice.</text:p>
      <text:p text:style-name="P5">Výchozí měna</text:p>
      <text:p text:style-name="P82"><text:span text:style-name="T99">V</text:span>ýchozí měna má hodnotu určenou pro danou zemi možností <text:span text:style-name="T99">n</text:span>árodní prostředí. Výchozí měna se uplatní u polí, která jsou jako měna formátována. Se změnou místního nastavení se automaticky změní také výchozí měna. Pokud se výchozí měna změní, ve všech otevřených dokumentech se upraví všechna dialogová okna týkající se měny a všechny ikony měny. Dokumenty, které byly uloženy s jednou výchozí měnou, budou mít po otevření novou výchozí měnu.</text:p>
      <text:p text:style-name="P5">Masky pro rozpoznání data</text:p>
      <text:p text:style-name="P89">Masky pro rozpoznání data určují, jak bude LibreOffice rozpoznávat vkládané datumy. Místní nastavení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90645501172442" text:continue-list="list3474369107" text:style-name="Heading_20_Caution">
        <text:list-item>
          <text:p text:style-name="P111">Upozornění</text:p>
        </text:list-item>
      </text:list>
      <text:p text:style-name="P67">Aby byly správně rozpoznány datumy zadané do sešitu programu Calc nebo do tabulky programu Writer, je třeba je zadat ve formátu, který je definován na základě <text:span text:style-name="T99">N</text:span>árodního prostředí, nebo který je dodatečně definovaný uživatelem.</text:p>
      <text:p text:style-name="P5"><text:soft-page-break/>Výchozí <text:span text:style-name="T99">j</text:span>azyky pro <text:span text:style-name="T99">d</text:span>okumenty</text:p>
      <text:p text:style-name="P82">Vybereme jazyky použité pro kontrolu pravopisu, slovník synonym a dělení slov. Pokud má toto nastavení být platné pouze pro aktuální dokument, vybereme <text:span text:style-name="Strong_20_Emphasis">Pouze pro současný dokument</text:span>.</text:p>
      <text:p text:style-name="P82">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19">20</text:sequence-ref>. Tyto položky (<text:span text:style-name="Strong_20_Emphasis">Hledání v japonštině</text:span>, <text:span text:style-name="Strong_20_Emphasis">Asijské rozvržení</text:span> a <text:span text:style-name="Strong_20_Emphasis">Komplexní rozvržení textu</text:span>) v této příručce dále popsány nejsou.</text:p>
      <text:list xml:id="list90645732562009" text:continue-list="list90644209444962" text:style-name="Heading_20_Note">
        <text:list-item>
          <text:p text:style-name="Heading_20_Note">Poznámka</text:p>
        </text:list-item>
      </text:list>
      <text:p text:style-name="P72"><text:span text:style-name="T39">I</text:span><text:span text:style-name="T106">kona ABC </text:span><text:span text:style-name="T40">před </text:span><text:span text:style-name="T106"> </text:span><text:span text:style-name="T39">jazykem označuje </text:span><text:span text:style-name="T40">, že je pro tento jazyk aktivován slovník pravopisu, tezauru a slovník dělení slov</text:span><text:span text:style-name="T39">.</text:span></text:p>
      <text:p text:style-name="P5">Rozšířená <text:span text:style-name="T99">p</text:span>odpora <text:span text:style-name="T99">j</text:span>azyků – Ignorovat vstupní jazyk systému</text:p>
      <text:p text:style-name="P82">Výchozí jazyková nastavení závisí na <text:span text:style-name="T99">N</text:span>árodním nastavení.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06" text:outline-level="2"><text:bookmark-start text:name="__RefHeading__136164_780470623"/><text:alphabetical-index-mark text:string-value="možnosti kontroly pravopisu"/>Volbou možností kontroly pravopisu<text:bookmark-end text:name="__RefHeading__136164_780470623"/></text:h>
      <text:p text:style-name="P30">Chceme-li změnit možnosti kontroly pravopisu, klepneme na <text:span text:style-name="Strong_20_Emphasis">Jazyková nastavení &gt; Pomůcky pro psaní</text:span>.</text:p>
      <text:p text:style-name="P31">Podrobnosti o používání sekcí Dostupné jazykové moduly a Uživatelem definované slovníky nalezneme v nápovědě.</text:p>
      <text:p text:style-name="P33">V části Možnosti na této stránce (obrázek <text:sequence-ref text:reference-format="value" text:ref-name="refFigure21">22</text:sequence-ref>) zvolíme nastavení podle svých potřeb.</text:p>
      <text:p text:style-name="P40"><draw:frame draw:style-name="fr2" draw:name="Frame9" text:anchor-type="as-char" svg:width="13.848cm" draw:z-index="47"><draw:text-box fo:min-height="10.679cm"><text:p text:style-name="Caption"><draw:frame draw:style-name="fr8" draw:name="Image23" text:anchor-type="char" svg:x="0cm" svg:y="0cm" svg:width="12cm" svg:height="10.171cm" draw:z-index="48"><draw:image xlink:href="Pictures/10000201000001F5000001A9B851064F92FE76B6.png" xlink:type="simple" xlink:show="embed" xlink:actuate="onLoad" loext:mime-type="image/png"/></draw:frame><text:span text:style-name="T6">Obrázek </text:span><text:span text:style-name="T6"><text:sequence text:ref-name="refFigure21" text:name="Figure" text:formula="ooow:Figure+1" style:num-format="1">22</text:sequence></text:span><text:span text:style-name="T6">: Volba jazyků, slovníků a možností pro kontrolu pravopisu</text:span></text:p></draw:text-box></draw:frame></text:p>
      <text:p text:style-name="P22"><text:soft-page-break/>Je třeba zvážit:</text:p>
      <text:list xml:id="list7154611182276968821" text:style-name="List_20_1">
        <text:list-item>
          <text:p text:style-name="P116">Nechceme-li, aby se pravopis kontroloval během psaní, zrušíme zaškrtnutí pole <text:span text:style-name="Strong_20_Emphasis">Kontrolovat pravopis během psaní</text:span>.</text:p>
        </text:list-item>
        <text:list-item>
          <text:p text:style-name="P116">Chceme-li kontrolovat během psaní gramatiku, musí být zaškrtnuto pole <text:span text:style-name="Strong_20_Emphasis">Kontrolovat </text:span><text:span text:style-name="Strong_20_Emphasis"><text:span text:style-name="T100">gramatiku</text:span></text:span><text:span text:style-name="Strong_20_Emphasis">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Strong_20_Emphasis">Kontrolovat slova napsaná velkými písmeny</text:span> a <text:span text:style-name="Strong_20_Emphasis">Kontrolovat slova s ​​číslicemi</text:span>.</text:p>
        </text:list-item>
        <text:list-item>
          <text:p text:style-name="P116">Možnost <text:span text:style-name="Strong_20_Emphasis">Kontrolovat speciální oblasti</text:span> při kontrole zahrne záhlaví, zápatí, rámce a tabulky.</text:p>
        </text:list-item>
      </text:list>
      <text:p text:style-name="P16">Na této stránce lze určit, které uživatelem definované (vlastní) slovníky jsou výchozí, můžeme také přidat nebo odstranit uživatelem nainstalované slovníky klepnutím na tlačítka <text:span text:style-name="Strong_20_Emphasis">Nový</text:span> nebo <text:span text:style-name="Strong_20_Emphasis">Smazat</text:span>. Nelze odstranit slovníky nainstalované v systému.</text:p>
      <text:h text:style-name="P106" text:outline-level="2"><text:bookmark-start text:name="__RefHeading__34772_129573012"/>Kontrola anglických vět<text:bookmark-end text:name="__RefHeading__34772_129573012"/></text:h>
      <text:p text:style-name="P16">Na stránce Jazyková nastavení – <text:span text:style-name="T94">K</text:span>ontrola <text:span text:style-name="T94">a</text:span>nglických <text:span text:style-name="T94">v</text:span>ět můžeme zvolit, jaké prvky mají být kontrolovány a oznámeny nebo automaticky převedeny. Tato nabídka se nachází také v nastavení rozšíření s anglickým slovníkem, které je v LibreOffice nainstalováno jako výchozí. Vybereme <text:span text:style-name="Strong_20_Emphasis">Nástroje &gt; Správce rozšíření</text:span>, klepneme na Slovník pro kontrolu pravopisu pro angličtinu a následně na tlačítko <text:span text:style-name="Strong_20_Emphasis">Možnosti</text:span>, čímž se zobrazí tato nabídka. Zaškrtnutí příslušných polí volíme prvky ke kontrole.</text:p>
      <text:p text:style-name="P17">Aby se vybrané možnosti kontroly gramatiky aktivovaly, je třeba buď restartovat LibreOffice nebo znovu načíst aktuální dokument.</text:p>
      <text:p text:style-name="P39"><text:bookmark-start text:name="__RefHeading__9905_127699423"/><draw:frame draw:style-name="fr2" draw:name="Frame3110" text:anchor-type="as-char" svg:width="11.262cm" draw:z-index="12"><draw:text-box fo:min-height="7.527cm"><text:p text:style-name="Caption"><draw:frame draw:style-name="fr7" draw:name="Image20" text:anchor-type="char" svg:x="0.291cm" svg:y="0cm" svg:width="9.999cm" svg:height="7.08cm" draw:z-index="49"><draw:image xlink:href="Pictures/100002010000018700000115B9E556D0B0E00DED.png" xlink:type="simple" xlink:show="embed" xlink:actuate="onLoad" loext:mime-type="image/png"/></draw:frame><text:span text:style-name="T6">Obrázek </text:span><text:span text:style-name="T6"><text:sequence text:ref-name="refFigure22" text:name="Figure" text:formula="ooow:Figure+1" style:num-format="1">23</text:sequence></text:span><text:span text:style-name="T6">: Volba možností pro kontrolu anglických vět</text:span></text:p></draw:text-box></draw:frame><text:bookmark-end text:name="__RefHeading__9905_127699423"/></text:p>
      <text:h text:style-name="P110" text:outline-level="3"><text:bookmark-start text:name="__RefHeading__36393_196514830"/>Kontrola gramatiky<text:bookmark-end text:name="__RefHeading__36393_196514830"/></text:h>
      <text:p text:style-name="P5">Možné chyby</text:p>
      <text:p text:style-name="P82">Kontroluje chybné výrazy jako with it's, he don't, this things a podobně.</text:p>
      <text:p text:style-name="P5">Velikost písmen</text:p>
      <text:p text:style-name="P74">Kontroluje velká písmena na začátku vět. Rozpoznání vět závisí na použití zkratek.</text:p>
      <text:p text:style-name="P5">Opakovaná slova</text:p>
      <text:p text:style-name="P74">Kontroluje opakování všech slov, bez této možnosti se kontrolují jen výchozí slova „and“, „or“, „for“ a „the“.</text:p>
      <text:p text:style-name="P5">Závorky</text:p>
      <text:p text:style-name="P74">Kontroluje, zda jsou závorky a uvozovky párové.</text:p>
      <text:h text:style-name="P110" text:outline-level="3"><text:bookmark-start text:name="__RefHeading__9907_127699423"/><text:soft-page-break/>Interpunkce<text:bookmark-end text:name="__RefHeading__9907_127699423"/></text:h>
      <text:p text:style-name="P5">Mezery mezi slovy</text:p>
      <text:p text:style-name="P74">Kontrola je ve výchozím nastavení aktivována. Kontroluje, zda je mezi slovy jediná mezera, upozorňuje na případy dvakrát nebo třikrát, ale ne víckrát opakované mezery.</text:p>
      <text:p text:style-name="P5">Uvozovky</text:p>
      <text:p text:style-name="P74">Kontroluje, zda jsou použity typograficky správné dvojité uvozovky.</text:p>
      <text:p text:style-name="P5">Mezery mezi větami</text:p>
      <text:p text:style-name="P74">Kontroluje, zda je mezi větami jediná mezera, ukazuje, kde jsou jedna nebo dvě mezery navíc.</text:p>
      <text:p text:style-name="P5">Apostrof</text:p>
      <text:p text:style-name="P74">Nahradí apostrof typograficky správným znakem.</text:p>
      <text:p text:style-name="P5">Vícenásobné mezery</text:p>
      <text:p text:style-name="P74">Kontroluje výskyt více než tří mezer mezi slovy a větami.</text:p>
      <text:p text:style-name="P5">Em pomlčky; En pomlčky</text:p>
      <text:p text:style-name="P74">Tyto možnosti změní dlouhou pomlčku (em dash) bez mezer na krátkou (en dash) s mezerami, resp. krátkou s mezerami na dlouhou bez mezer.</text:p>
      <text:p text:style-name="P5">Znak násobení</text:p>
      <text:p text:style-name="P74">Kontrola je ve výchozím nastavení aktivována. Nahradí „x“ použité jako symbol násobení typograficky správným symbolem.</text:p>
      <text:p text:style-name="P5">Výpustky</text:p>
      <text:p text:style-name="P74">Nahradí tři za sebou následující tečky typograficky správným symbolem.</text:p>
      <text:p text:style-name="P5">Znak mínus</text:p>
      <text:p text:style-name="P74">Nahradí pomlčku z klávesnice typograficky správným znakem mínus.</text:p>
      <text:h text:style-name="P110" text:outline-level="3"><text:bookmark-start text:name="__RefHeading__9909_127699423"/>Ostatní<text:bookmark-end text:name="__RefHeading__9909_127699423"/></text:h>
      <text:p text:style-name="P5">Převést na metrické; Převést na nemetrické</text:p>
      <text:p text:style-name="P74">Převede množství v daném typu jednotek na množství v jiném typu jednotek: metrické na imperiální nebo imperiální na metrické.</text:p>
      <text:p text:style-name="P5">Oddělovače tisíců u velkých čísel</text:p>
      <text:p text:style-name="P74">V závislosti na lokálním nastavení dokumentu převede číslo s více než pěti číslicemi na běžný formát s čárkou oddělující tisíce, nebo na formát ISO, ve kterém se na oddělení tisíců použije úzká mezera.</text:p>
      <text:h text:style-name="P106" text:outline-level="2"><text:bookmark-start text:name="__RefHeading___Toc25317_687030175"/>Kontrola vět ostatních jazyků<text:bookmark-end text:name="__RefHeading___Toc25317_687030175"/></text:h>
      <text:p text:style-name="P18">LibreOffice může také kontrolovat věty v ostatních jazycích, zejména v maďarském, ruském a brazilské portugalštině. Tyto kontroly jsou ve výchozím nastavení povoleny, pokud je jazykem výchozí jazyk počítače. Soubor pravidel pro tyto věty závisí na jazyku.</text:p>
      <text:h text:style-name="P102" text:outline-level="1"><text:bookmark-start text:name="__RefHeading__136166_780470623"/><text:alphabetical-index-mark text:string-value="Možnosti Internetu"/>Volba možností Internetu<text:bookmark-end text:name="__RefHeading__136166_780470623"/></text:h>
      <text:p text:style-name="P17">Jaká nastavení Internetu jsou k dispozici, závisí na operačním systému.</text:p>
      <text:p text:style-name="P22">Stránku Proxy (pokud je dostupná) použijeme k uložení nastavení proxy serveru pro LibreOffice.</text:p>
      <text:p text:style-name="P33"><text:span text:style-name="T6">Pokud používáme operační systém  Linux </text:span><text:span text:style-name="T19">nebo</text:span><text:span text:style-name="T6"> </text:span><text:span text:style-name="T19">m</text:span><text:span text:style-name="T6">acOS, je k dispozici stránka </text:span><text:alphabetical-index-mark text:string-value="Možnosti e-mailu"/><text:span text:style-name="T6"/><text:span text:style-name="T20">E</text:span><text:span text:style-name="T6">mail. a v ní můžeme určit e-mailový program, který se použije při odeslání aktuálního dokumentu ve formě e-mailu. V operačním systému Windows se </text:span><text:span text:style-name="T50"/><text:span text:style-name="T6">vždy použije výchozí e-mailový program.</text:span></text:p>
      <text:p text:style-name="P33"><text:span text:style-name="T20">Chceme-li vynechat (ne</text:span><text:span text:style-name="T51">zahrnout</text:span><text:span text:style-name="T20">) skryté prvky, jako jsou sledované změny, skryté sekce, skryté listy v </text:span><text:span text:style-name="T51"> sešitu, nebo skryté vrstvy v kresbě, zvolíme volbu </text:span><text:span text:style-name="Strong_20_Emphasis"><text:span text:style-name="T65">Vynechat skryté prvky dokumentu</text:span></text:span><text:span text:style-name="T51">.</text:span></text:p>
      <text:p text:style-name="P40"><text:soft-page-break/><draw:frame draw:style-name="fr1" draw:name="Frame140" text:anchor-type="as-char" svg:y="-2.768cm" svg:width="16.932cm" draw:z-index="23"><draw:text-box fo:min-height="5.131cm"><text:p text:style-name="Caption"><draw:frame draw:style-name="fr6" draw:name="Image358" text:anchor-type="paragraph" svg:width="16.932cm" svg:height="4.498cm" draw:z-index="24"><draw:image xlink:href="Pictures/10000000000003DC00000119F4ACA835452AE836.png" xlink:type="simple" xlink:show="embed" xlink:actuate="onLoad" loext:mime-type="image/png"/></draw:frame><text:span text:style-name="T6">Obrázek </text:span><text:span text:style-name="T6"><text:sequence text:ref-name="refFigure23" text:name="Figure" text:formula="ooow:Figure+1" style:num-format="1">24</text:sequence></text:span><text:span text:style-name="T6">: Možnosti Internetu se zobrazenou stránkou E-mail, dostupnou v Linuxu</text:span></text:p></draw:text-box></draw:frame></text:p>
      <text:p text:style-name="P16">Pro systém Windows i Linux je k dispozici nástroj pro publikování na MediaWiki. Chceme-li jej povolit, v možnostech Internetu vybereme stránku <text:span text:style-name="Strong_20_Emphasis">MediaWiki</text:span> a klepneme na tlačítko <text:span text:style-name="Strong_20_Emphasis">Přidat</text:span>, čímž otevřeme<text:span text:style-name="T34"/> dialogové okno <text:span text:style-name="T34">kde</text:span> zadáme adresu URL a přihlašovací údaje na wiki. Do seznamu můžeme přidat více wiki stránek. <text:span text:style-name="T103">Aby tato funkce fungovala, potřebujeme JRE (Java Runtime Environment, běhové prostředí jazyka Java).</text:span></text:p>
      <text:h text:style-name="P102" text:outline-level="1"><text:bookmark-start text:name="__RefHeading__136168_780470623"/>Nastavení <text:alphabetical-index-mark text:string-value="Automatické opravy"/>automatických oprav v LibreOffice<text:bookmark-end text:name="__RefHeading__136168_780470623"/></text:h>
      <text:p text:style-name="P17">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Automatické opravy &gt; Nastavení automatických oprav</text:span>. (Pro zobrazení této položky nabídky musíme mít otevřený dokument.) V aplikaci Writer má toto dialogové okno pět karet. V jiných součástech LibreOffice se skládá jen ze čtyř. Podrobnosti jsou uvedeny v příručkách pro jednotlivé programy.</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84791"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Nastavení automatických oprav v LibreOffice</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Volba možností Interne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2 Nastavení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2 Nastavení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6T17:25:25.169733000</meta:creation-date>
    <meta:editing-duration>P1DT16H29M54S</meta:editing-duration>
    <meta:editing-cycles>283</meta:editing-cycles>
    <meta:generator>LibreOffice/6.4.0.2$Windows_X86_64 LibreOffice_project/08d19fecdc7a2298d051e19cfdb7c35544855fc3</meta:generator>
    <dc:title>Kapitola 2 Nastavení LibreOffice</dc:title>
    <meta:initial-creator>Jean Weber</meta:initial-creator>
    <dc:date>2020-01-17T12:30:59.759915883</dc:date>
    <meta:document-statistic meta:table-count="8" meta:image-count="27" meta:object-count="0" meta:page-count="27" meta:paragraph-count="476" meta:word-count="7326" meta:character-count="45396" meta:non-whitespace-character-count="38483"/>
    <meta:template xlink:type="simple" xlink:actuate="onRequest" xlink:title="LO_6.0_Chapter_Template" xlink:href="../../../../../../.config/libreoffice/4/user/template/LO_6.0_Chapter_Template.ott" meta:date="2018-05-18T16:58:07.217000000"/>
  </office:meta>
</office:document-meta>
</file>